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2EB000028009EAC5AC7.svm"/>
  <manifest:file-entry manifest:media-type="" manifest:full-path="Pictures/200000070000018E00000212C215E520.svm"/>
  <manifest:file-entry manifest:media-type="" manifest:full-path="Pictures/20000007000044BC00000E44CFE80931.svm"/>
  <manifest:file-entry manifest:media-type="" manifest:full-path="Pictures/200000070000543D000047A1DBAEACA3.svm"/>
  <manifest:file-entry manifest:media-type="" manifest:full-path="Pictures/200000070000200B00000300C3B6F669.svm"/>
  <manifest:file-entry manifest:media-type="" manifest:full-path="Pictures/2000000700000EC90000043E4A0EEFC2.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972cm" fo:margin-left="0.018cm" fo:margin-right="0.009cm" table:align="margins"/>
    </style:style>
    <style:style style:name="Table2.A" style:family="table-column">
      <style:table-column-properties style:column-width="16.972cm" style:rel-column-width="65535*"/>
    </style:style>
    <style:style style:name="Table2.A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4" style:family="table">
      <style:table-properties style:width="16.778cm" table:align="margins"/>
    </style:style>
    <style:style style:name="Table4.A" style:family="table-column">
      <style:table-column-properties style:column-width="4.195cm" style:rel-column-width="16383*"/>
    </style:style>
    <style:style style:name="Table4.D" style:family="table-column">
      <style:table-column-properties style:column-width="4.195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1" style:family="table">
      <style:table-properties style:width="16.99cm" table:align="left"/>
    </style:style>
    <style:style style:name="Table1.A" style:family="table-column">
      <style:table-column-properties style:column-width="8.781cm"/>
    </style:style>
    <style:style style:name="Table1.B" style:family="table-column">
      <style:table-column-properties style:column-width="8.209cm"/>
    </style:style>
    <style:style style:name="Tab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996633" style:font-name="Arial" fo:font-size="10pt" style:font-size-asian="10pt" style:font-size-complex="10pt"/>
    </style:style>
    <style:style style:name="P2" style:family="paragraph" style:parent-style-name="Standard">
      <style:paragraph-properties fo:text-align="center" style:justify-single-word="false"/>
    </style:style>
    <style:style style:name="P3" style:family="paragraph" style:parent-style-name="Standard">
      <style:text-properties style:font-name="Arial"/>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text-properties style:font-name="Arial" fo:font-style="italic" style:font-style-asian="italic" style:font-style-complex="italic"/>
    </style:style>
    <style:style style:name="P6" style:family="paragraph" style:parent-style-name="Standard">
      <style:text-properties style:font-name="Arial" fo:background-color="#ff9966"/>
    </style:style>
    <style:style style:name="P7" style:family="paragraph" style:parent-style-name="Standard">
      <style:text-properties style:font-name="Arial" fo:background-color="transparent"/>
    </style:style>
    <style:style style:name="P8" style:family="paragraph" style:parent-style-name="Standard">
      <style:text-properties style:font-name="Arial" fo:background-color="#dc2300"/>
    </style:style>
    <style:style style:name="P9" style:family="paragraph" style:parent-style-name="Standard">
      <style:text-properties fo:background-color="transparent"/>
    </style:style>
    <style:style style:name="P10" style:family="paragraph" style:parent-style-name="Standard">
      <style:paragraph-properties fo:padding="0.074cm" fo:border-left="none" fo:border-right="none" fo:border-top="none" fo:border-bottom="0.002cm solid #000000" style:join-border="false"/>
    </style:style>
    <style:style style:name="P11" style:family="paragraph" style:parent-style-name="code">
      <style:paragraph-properties fo:text-align="start" style:justify-single-word="false" fo:background-color="#e6e6e6">
        <style:background-image/>
      </style:paragraph-properties>
    </style:style>
    <style:style style:name="P12" style:family="paragraph" style:parent-style-name="Standard">
      <style:paragraph-properties fo:text-align="justify" style:justify-single-word="false" fo:background-color="transparent" fo:padding="0cm" fo:border="none" style:shadow="none">
        <style:background-image/>
      </style:paragraph-properties>
    </style:style>
    <style:style style:name="P13" style:family="paragraph" style:parent-style-name="Standard">
      <style:paragraph-properties fo:text-align="justify" style:justify-single-word="false" fo:background-color="transparent" fo:padding="0cm" fo:border="none" style:shadow="none">
        <style:background-image/>
      </style:paragraph-properties>
      <style:text-properties fo:background-color="#dc2300"/>
    </style:style>
    <style:style style:name="P14" style:family="paragraph" style:parent-style-name="Standard">
      <style:paragraph-properties fo:break-before="page"/>
    </style:style>
    <style:style style:name="P15" style:family="paragraph" style:parent-style-name="Table_20_Contents">
      <style:text-properties style:font-name="Arial"/>
    </style:style>
    <style:style style:name="P16" style:family="paragraph" style:parent-style-name="Table_20_Contents">
      <style:paragraph-properties fo:text-align="justify" style:justify-single-word="false"/>
      <style:text-properties style:font-name="Courier New" fo:font-size="8pt" style:font-size-asian="8pt" style:font-size-complex="8pt"/>
    </style:style>
    <style:style style:name="P17" style:family="paragraph" style:parent-style-name="Standard">
      <style:paragraph-properties fo:margin-left="1.251cm" fo:margin-right="0cm" fo:text-indent="0cm" style:auto-text-indent="false"/>
      <style:text-properties style:font-name="Arial"/>
    </style:style>
    <style:style style:name="P18" style:family="paragraph" style:parent-style-name="Standard">
      <style:paragraph-properties fo:margin-left="-1.251cm" fo:margin-right="0cm" fo:text-indent="0cm" style:auto-text-indent="false"/>
    </style:style>
    <style:style style:name="P19" style:family="paragraph" style:parent-style-name="Standard">
      <style:paragraph-properties fo:margin-left="-1.251cm" fo:margin-right="0cm" fo:text-indent="0cm" style:auto-text-indent="false"/>
      <style:text-properties style:font-name="Arial"/>
    </style:style>
    <style:style style:name="P20" style:family="paragraph" style:parent-style-name="Standard">
      <style:paragraph-properties fo:margin-left="-1.251cm" fo:margin-right="0cm" fo:text-indent="0cm" style:auto-text-indent="false"/>
      <style:text-properties style:font-name="Arial" fo:font-style="italic" style:font-style-asian="italic" style:font-style-complex="italic"/>
    </style:style>
    <style:style style:name="P21" style:family="paragraph" style:parent-style-name="Standard">
      <style:paragraph-properties fo:margin-left="-1.251cm" fo:margin-right="0cm" fo:text-indent="0cm" style:auto-text-indent="false"/>
      <style:text-properties fo:color="#996633" style:font-name="Arial" fo:font-size="10pt" style:font-size-asian="10pt" style:font-size-complex="10pt"/>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indent="0cm" style:auto-text-indent="false"/>
      <style:text-properties style:font-name="Arial"/>
    </style:style>
    <style:style style:name="P24" style:family="paragraph" style:parent-style-name="Standard">
      <style:paragraph-properties fo:margin-left="0cm" fo:margin-right="0cm" fo:text-indent="0cm" style:auto-text-indent="false"/>
      <style:text-properties fo:color="#996633" style:font-name="Arial" fo:font-size="10pt" style:font-size-asian="10pt" style:font-size-complex="10pt"/>
    </style:style>
    <style:style style:name="P25" style:family="paragraph" style:parent-style-name="Standard">
      <style:paragraph-properties fo:margin-left="-2.501cm" fo:margin-right="0cm" fo:text-indent="0cm" style:auto-text-indent="false"/>
    </style:style>
    <style:style style:name="P26" style:family="paragraph" style:parent-style-name="Standard">
      <style:paragraph-properties fo:margin-left="-2.501cm" fo:margin-right="0cm" fo:text-indent="0cm" style:auto-text-indent="false"/>
      <style:text-properties style:font-name="Arial"/>
    </style:style>
    <style:style style:name="P27" style:family="paragraph" style:parent-style-name="code">
      <style:paragraph-properties fo:text-align="justify" style:justify-single-word="false"/>
      <style:text-properties style:font-name="Courier New" fo:font-size="8pt" style:font-size-asian="8pt" style:font-size-complex="8pt"/>
    </style:style>
    <style:style style:name="P28" style:family="paragraph" style:parent-style-name="Standard" style:list-style-name="L1">
      <style:text-properties style:font-name="Arial"/>
    </style:style>
    <style:style style:name="P29" style:family="paragraph" style:parent-style-name="Standard" style:list-style-name="L4">
      <style:text-properties style:font-name="Arial"/>
    </style:style>
    <style:style style:name="P30" style:family="paragraph" style:parent-style-name="Standard" style:list-style-name="L5">
      <style:text-properties style:font-name="Arial"/>
    </style:style>
    <style:style style:name="P31" style:family="paragraph" style:parent-style-name="Standard" style:list-style-name="L6">
      <style:text-properties style:font-name="Arial"/>
    </style:style>
    <style:style style:name="P32" style:family="paragraph" style:parent-style-name="Standard" style:list-style-name="L7">
      <style:text-properties style:font-name="Arial"/>
    </style:style>
    <style:style style:name="P33" style:family="paragraph" style:parent-style-name="Standard" style:list-style-name="L2">
      <style:text-properties fo:color="#996633" style:font-name="Arial" fo:font-size="10pt" style:font-size-asian="10pt" style:font-size-complex="10pt"/>
    </style:style>
    <style:style style:name="P34" style:family="paragraph" style:parent-style-name="Standard" style:list-style-name="L3">
      <style:text-properties fo:color="#996633" style:font-name="Arial" fo:font-size="10pt" style:font-size-asian="10pt" style:font-size-complex="10pt"/>
    </style:style>
    <style:style style:name="P35" style:family="paragraph" style:parent-style-name="Standard" style:list-style-name="L8">
      <style:paragraph-properties fo:margin-left="1.251cm" fo:margin-right="0cm" fo:text-indent="-0.635cm" style:auto-text-indent="false"/>
      <style:text-properties style:font-name="Arial" fo:font-size="10.5pt" style:font-size-asian="10.5pt" style:font-size-complex="10.5pt"/>
    </style:style>
    <style:style style:name="P36" style:family="paragraph" style:parent-style-name="Standard" style:list-style-name="L8">
      <style:paragraph-properties fo:margin-left="1.251cm" fo:margin-right="0cm" fo:text-indent="-0.635cm" style:auto-text-indent="false"/>
      <style:text-properties style:font-name="Arial"/>
    </style:style>
    <style:style style:name="P37" style:family="paragraph" style:parent-style-name="Heading_20_3">
      <style:text-properties style:font-name="Arial"/>
    </style:style>
    <style:style style:name="P38" style:family="paragraph" style:parent-style-name="Heading_20_4">
      <style:text-properties style:font-name="Arial"/>
    </style:style>
    <style:style style:name="P39" style:family="paragraph" style:parent-style-name="Heading_20_4">
      <style:paragraph-properties fo:margin-left="0cm" fo:margin-right="0cm" fo:text-indent="-1.524cm" style:auto-text-indent="false"/>
      <style:text-properties style:font-name="Arial"/>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agraph-properties fo:margin-left="0cm" fo:margin-right="0cm" fo:margin-top="0cm" fo:margin-bottom="0cm" fo:line-height="100%" fo:text-align="center" fo:text-indent="0cm"/>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S Gothic"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indent="0cm"/>
    </style:style>
    <style:style style:name="P48"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1" style:family="text">
      <style:text-properties fo:color="#000000" fo:font-size="10pt" style:font-name-asian="Courier New" style:font-size-asian="10pt" style:font-name-complex="Courier New" style:font-size-complex="10pt"/>
    </style:style>
    <style:style style:name="T2" style:family="text">
      <style:text-properties fo:color="#000000" fo:font-size="12pt" style:font-name-asian="Courier New" style:font-size-asian="12pt" style:font-name-complex="Courier New" style:font-size-complex="12pt"/>
    </style:style>
    <style:style style:name="T3" style:family="text">
      <style:text-properties fo:font-weight="bold" style:font-weight-asian="bold" style:font-weight-complex="bold"/>
    </style:style>
    <style:style style:name="T4" style:family="text">
      <style:text-properties fo:color="#804c19" style:font-name="Arial" fo:font-size="10pt" style:font-size-asian="10pt" style:font-size-complex="10pt"/>
    </style:style>
    <style:style style:name="T5" style:family="text">
      <style:text-properties fo:color="#996633" style:font-name="Courier New" fo:font-size="10pt" style:font-size-asian="10pt" style:font-size-complex="10pt"/>
    </style:style>
    <style:style style:name="T6" style:family="text">
      <style:text-properties fo:color="#996633" style:font-name="Arial" fo:font-size="10pt" style:font-size-asian="10pt" style:font-size-complex="10pt"/>
    </style:style>
    <style:style style:name="T7" style:family="text">
      <style:text-properties fo:color="#996633" fo:font-size="10pt" style:font-size-asian="10pt" style:font-size-complex="10pt"/>
    </style:style>
    <style:style style:name="T8" style:family="text">
      <style:text-properties fo:font-style="italic" style:font-style-asian="italic" style:font-style-complex="italic"/>
    </style:style>
    <style:style style:name="T9" style:family="text">
      <style:text-properties style:font-name="Arial"/>
    </style:style>
    <style:style style:name="T10" style:family="text">
      <style:text-properties style:font-name="Arial" fo:language="en" fo:country="none"/>
    </style:style>
    <style:style style:name="T11" style:family="text">
      <style:text-properties style:font-name="Arial" fo:font-weight="bold" style:font-weight-asian="bold" style:font-weight-complex="bold"/>
    </style:style>
    <style:style style:name="T12" style:family="text">
      <style:text-properties style:font-name="Arial" fo:font-size="11pt" style:font-size-asian="11pt" style:font-size-complex="11pt"/>
    </style:style>
    <style:style style:name="T13" style:family="text">
      <style:text-properties fo:background-color="transparent"/>
    </style:style>
    <style:style style:name="T14" style:family="text">
      <style:text-properties style:use-window-font-color="true" style:text-outline="false" style:text-line-through-style="none" style:font-name="Arial1" fo:font-size="14pt" fo:font-style="normal" fo:text-shadow="none" style:text-underline-style="none" fo:font-weight="normal" style:letter-kerning="true" style:font-name-asian="MS Gothic"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Arial1"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dash" draw:stroke-dash="_32__20_Dots_20_1_20_Dash"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58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94cm" fo:min-width="2.055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dmin manual</text:h>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0">Admin manual<text:tab/>1</text:p>
          <text:p text:style-name="P41">Basic agrega architecture <text:s/><text:tab/>2</text:p>
          <text:p text:style-name="P42">Webapps<text:tab/>2</text:p>
          <text:p text:style-name="P42">Basic file server structure. A brief description<text:tab/>3</text:p>
          <text:p text:style-name="P41">Welcome screen<text:tab/>5</text:p>
          <text:p text:style-name="P42">Join now button<text:tab/>5</text:p>
          <text:p text:style-name="P42">News<text:tab/>5</text:p>
          <text:p text:style-name="P42">Random images<text:tab/>5</text:p>
          <text:p text:style-name="P42">Reports<text:tab/>5</text:p>
          <text:p text:style-name="P42">Documents <text:tab/>5</text:p>
          <text:p text:style-name="P42">Bookmarking area<text:tab/>6</text:p>
          <text:p text:style-name="P42">Html downloads<text:tab/>6</text:p>
          <text:p text:style-name="P42">Grey out<text:tab/>6</text:p>
          <text:p text:style-name="P42">Icons select by mime file type<text:tab/>6</text:p>
          <text:p text:style-name="P42">Comments<text:tab/>7</text:p>
          <text:p text:style-name="P42">Search engine<text:tab/>7</text:p>
          <text:p text:style-name="P42">Sorting<text:tab/>7</text:p>
          <text:p text:style-name="P41">Admin menu<text:tab/>8</text:p>
          <text:p text:style-name="P42">Users <text:tab/>8</text:p>
          <text:p text:style-name="P42">Reports<text:tab/>8</text:p>
          <text:p text:style-name="P43"><text:s/>Birt new version, installation<text:tab/>8</text:p>
          <text:p text:style-name="P43">Planner<text:tab/>9</text:p>
          <text:p text:style-name="P43">Reports<text:tab/>9</text:p>
          <text:p text:style-name="P43">How to make a report from scratch<text:tab/>9</text:p>
          <text:p text:style-name="P41">DB structure<text:tab/>14</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2" text:outline-level="2">Basic agrega architecture <text:s/></text:h>
      <text:p text:style-name="P3">Agrega is a composite of several web applications that keep in touch through many web services defined in each web application.</text:p>
      <text:p text:style-name="P3"/>
      <text:p text:style-name="P3">There are two basic data storage locations, the database (postgresql 8.3.x) and a file system that are controlled by the server, jboss 4.2.3 in a J2EE container.</text:p>
      <text:p text:style-name="P3"/>
      <text:p text:style-name="P3">Also a report engine, Birt, takes over the report generation.</text:p>
      <text:p text:style-name="P3"/>
      <text:h text:style-name="Heading_20_3" text:outline-level="3">Webapps</text:h>
      <text:p text:style-name="P3">These are the Agrega web applications </text:p>
      <text:p text:style-name="Standard"/>
      <table:table table:name="Table2" table:style-name="Table2">
        <table:table-column table:style-name="Table2.A"/>
        <table:table-row>
          <table:table-cell table:style-name="Table2.A1" office:value-type="string">
            <text:p text:style-name="code"><text:s text:c="34"/></text:p>
          </table:table-cell>
        </table:table-row>
        <table:table-row>
          <table:table-cell table:style-name="Table2.A2" office:value-type="string">
            <text:p text:style-name="code"><text:s text:c="27"/></text:p>
          </table:table-cell>
        </table:table-row>
        <table:table-row>
          <table:table-cell table:style-name="Table2.A2" office:value-type="string">
            <text:p text:style-name="code"><text:s text:c="6"/></text:p>
            <table:table table:name="Table4" table:style-name="Table4">
              <table:table-column table:style-name="Table4.A" table:number-columns-repeated="3"/>
              <table:table-column table:style-name="Table4.D"/>
              <table:table-row>
                <table:table-cell table:style-name="Table4.A1" office:value-type="string">
                  <text:p text:style-name="P27">adminusuarios</text:p>
                </table:table-cell>
                <table:table-cell table:style-name="Table4.A1" office:value-type="string">
                  <text:p text:style-name="P16"/>
                </table:table-cell>
                <table:table-cell table:style-name="Table4.A1" office:value-type="string">
                  <text:p text:style-name="P27">agregadorRSS</text:p>
                </table:table-cell>
                <table:table-cell table:style-name="Table4.D1" office:value-type="string">
                  <text:p text:style-name="P16"/>
                </table:table-cell>
              </table:table-row>
              <table:table-row>
                <table:table-cell table:style-name="Table4.A2" office:value-type="string">
                  <text:p text:style-name="P27">catalogacion</text:p>
                </table:table-cell>
                <table:table-cell table:style-name="Table4.A2" office:value-type="string">
                  <text:p text:style-name="P16"/>
                </table:table-cell>
                <table:table-cell table:style-name="Table4.A2" office:value-type="string">
                  <text:p text:style-name="P27">catalogadorWeb</text:p>
                </table:table-cell>
                <table:table-cell table:style-name="Table4.D2" office:value-type="string">
                  <text:p text:style-name="P16"/>
                </table:table-cell>
              </table:table-row>
              <table:table-row>
                <table:table-cell table:style-name="Table4.A2" office:value-type="string">
                  <text:p text:style-name="P27">entregar</text:p>
                </table:table-cell>
                <table:table-cell table:style-name="Table4.A2" office:value-type="string">
                  <text:p text:style-name="P16"/>
                </table:table-cell>
                <table:table-cell table:style-name="Table4.A2" office:value-type="string">
                  <text:p text:style-name="P27">fuentestaxonomicas</text:p>
                </table:table-cell>
                <table:table-cell table:style-name="Table4.D2" office:value-type="string">
                  <text:p text:style-name="P16"/>
                </table:table-cell>
              </table:table-row>
              <table:table-row>
                <table:table-cell table:style-name="Table4.A2" office:value-type="string">
                  <text:p text:style-name="P27">modificador</text:p>
                </table:table-cell>
                <table:table-cell table:style-name="Table4.A2" office:value-type="string">
                  <text:p text:style-name="P16"/>
                </table:table-cell>
                <table:table-cell table:style-name="Table4.A2" office:value-type="string">
                  <text:p text:style-name="P27">ModificadorWeb</text:p>
                </table:table-cell>
                <table:table-cell table:style-name="Table4.D2" office:value-type="string">
                  <text:p text:style-name="P16"/>
                </table:table-cell>
              </table:table-row>
              <table:table-row>
                <table:table-cell table:style-name="Table4.A2" office:value-type="string">
                  <text:p text:style-name="P27">PortalEmpaquetador</text:p>
                </table:table-cell>
                <table:table-cell table:style-name="Table4.A2" office:value-type="string">
                  <text:p text:style-name="P16"/>
                </table:table-cell>
                <table:table-cell table:style-name="Table4.A2" office:value-type="string">
                  <text:p text:style-name="P27">publicacion</text:p>
                </table:table-cell>
                <table:table-cell table:style-name="Table4.D2" office:value-type="string">
                  <text:p text:style-name="P16"/>
                </table:table-cell>
              </table:table-row>
              <table:table-row>
                <table:table-cell table:style-name="Table4.A2" office:value-type="string">
                  <text:p text:style-name="P27">auditoria</text:p>
                </table:table-cell>
                <table:table-cell table:style-name="Table4.A2" office:value-type="string">
                  <text:p text:style-name="P16"/>
                </table:table-cell>
                <table:table-cell table:style-name="Table4.A2" office:value-type="string">
                  <text:p text:style-name="P27">contenidosportal</text:p>
                </table:table-cell>
                <table:table-cell table:style-name="Table4.D2" office:value-type="string">
                  <text:p text:style-name="P16"/>
                </table:table-cell>
              </table:table-row>
              <table:table-row>
                <table:table-cell table:style-name="Table4.A2" office:value-type="string">
                  <text:p text:style-name="P27">gestorflujo</text:p>
                </table:table-cell>
                <table:table-cell table:style-name="Table4.A2" office:value-type="string">
                  <text:p text:style-name="P16"/>
                </table:table-cell>
                <table:table-cell table:style-name="Table4.A2" office:value-type="string">
                  <text:p text:style-name="P27">oaipmh</text:p>
                </table:table-cell>
                <table:table-cell table:style-name="Table4.D2" office:value-type="string">
                  <text:p text:style-name="P16"/>
                </table:table-cell>
              </table:table-row>
              <table:table-row>
                <table:table-cell table:style-name="Table4.A2" office:value-type="string">
                  <text:p text:style-name="P27">RemotingGalleryServer</text:p>
                </table:table-cell>
                <table:table-cell table:style-name="Table4.A2" office:value-type="string">
                  <text:p text:style-name="P16"/>
                </table:table-cell>
                <table:table-cell table:style-name="Table4.A2" office:value-type="string">
                  <text:p text:style-name="P27">buscador</text:p>
                </table:table-cell>
                <table:table-cell table:style-name="Table4.D2" office:value-type="string">
                  <text:p text:style-name="P16"/>
                </table:table-cell>
              </table:table-row>
              <table:table-row>
                <table:table-cell table:style-name="Table4.A2" office:value-type="string">
                  <text:p text:style-name="P27">dri</text:p>
                </table:table-cell>
                <table:table-cell table:style-name="Table4.A2" office:value-type="string">
                  <text:p text:style-name="P16"/>
                </table:table-cell>
                <table:table-cell table:style-name="Table4.A2" office:value-type="string">
                  <text:p text:style-name="P27">indexador</text:p>
                </table:table-cell>
                <table:table-cell table:style-name="Table4.D2" office:value-type="string">
                  <text:p text:style-name="P16"/>
                </table:table-cell>
              </table:table-row>
              <table:table-row>
                <table:table-cell table:style-name="Table4.A2" office:value-type="string">
                  <text:p text:style-name="P27">planificador</text:p>
                </table:table-cell>
                <table:table-cell table:style-name="Table4.A2" office:value-type="string">
                  <text:p text:style-name="P16"/>
                </table:table-cell>
                <table:table-cell table:style-name="Table4.A2" office:value-type="string">
                  <text:p text:style-name="P27">TaggingWeb</text:p>
                </table:table-cell>
                <table:table-cell table:style-name="Table4.D2" office:value-type="string">
                  <text:p text:style-name="P16"/>
                </table:table-cell>
              </table:table-row>
              <table:table-row>
                <table:table-cell table:style-name="Table4.A2" office:value-type="string">
                  <text:p text:style-name="P27">buscar</text:p>
                </table:table-cell>
                <table:table-cell table:style-name="Table4.A2" office:value-type="string">
                  <text:p text:style-name="P16"/>
                </table:table-cell>
                <table:table-cell table:style-name="Table4.A2" office:value-type="string">
                  <text:p text:style-name="P16"/>
                </table:table-cell>
                <table:table-cell table:style-name="Table4.D2" office:value-type="string">
                  <text:p text:style-name="P16"/>
                </table:table-cell>
              </table:table-row>
              <table:table-row>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D2" office:value-type="string">
                  <text:p text:style-name="P16"/>
                </table:table-cell>
              </table:table-row>
              <table:table-row>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D2" office:value-type="string">
                  <text:p text:style-name="P16"/>
                </table:table-cell>
              </table:table-row>
              <table:table-row>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D2" office:value-type="string">
                  <text:p text:style-name="P16"/>
                </table:table-cell>
              </table:table-row>
            </table:table>
            <text:p text:style-name="code"><text:s text:c="28"/></text:p>
          </table:table-cell>
        </table:table-row>
        <table:table-row>
          <table:table-cell table:style-name="Table2.A2" office:value-type="string">
            <text:p text:style-name="code"><text:s text:c="42"/></text:p>
          </table:table-cell>
        </table:table-row>
        <table:table-row>
          <table:table-cell table:style-name="Table2.A2" office:value-type="string">
            <text:p text:style-name="code"><text:s text:c="9"/>empaquetadorbasico <text:s/>localizador <text:s text:c="8"/>portaladministracion <text:s/>validador</text:p>
          </table:table-cell>
        </table:table-row>
        <table:table-row>
          <table:table-cell table:style-name="Table2.A2" office:value-type="string">
            <text:p text:style-name="code">valoracion <text:s text:c="4"/>visualizador <text:s text:c="7"/>visualizadorcontenidos</text:p>
          </table:table-cell>
        </table:table-row>
      </table:table>
      <text:p text:style-name="P12"/>
      <text:p text:style-name="P12"/>
      <text:p text:style-name="P12"/>
      <text:p text:style-name="P12"/>
      <text:p text:style-name="P12"><text:tab/></text:p>
      <text:p text:style-name="P12"/>
      <text:p text:style-name="P13"/>
      <text:h text:style-name="Heading_20_3" text:outline-level="3"><text:soft-page-break/></text:h>
      <text:h text:style-name="Heading_20_3" text:outline-level="3">Basic file server structure. A brief description</text:h>
      <text:p text:style-name="Standard"/>
      <text:p text:style-name="Standard"/>
      <text:p text:style-name="Standard"><draw:frame draw:style-name="fr1" draw:name="graphics1" text:anchor-type="paragraph" svg:width="4.844cm" svg:height="10.239cm" draw:z-index="1"><draw:image xlink:href="Pictures/20000007000012EB000028009EAC5AC7.svm" xlink:type="simple" xlink:show="embed" xlink:actuate="onLoad"/></draw:frame></text:p>
      <text:p text:style-name="filepath"><text:span text:style-name="T9">Jboss is the application server. The boot script </text:span><text:span text:style-name="T4">run.sh</text:span><text:span text:style-name="T9"> is stored in the bin folder </text:span><text:span text:style-name="T6">/opt/jboss/bin/run.sh</text:span><text:span text:style-name="T9">. Inside the environment variables are declared, like BIRT, JDK,... It's possible to declare some of these variables in the Unix init boot script located at </text:span><text:span text:style-name="T6">/etc/init.d/jboss</text:span><text:span text:style-name="T9">.</text:span></text:p>
      <text:p text:style-name="P3"/>
      <text:p text:style-name="P4">Logs </text:p>
      <text:p text:style-name="P3">Server logs are written in the file <text:span text:style-name="T7">server.log</text:span> located at <text:span text:style-name="T7">/opt/jboss/server/default/log</text:span>. <text:tab/>Every web application uses log4j to manage logs. It's possible to configure log4j to change log levels at <text:span text:style-name="T7">log4j.xml</text:span> files of every single web app.</text:p>
      <text:p text:style-name="P3"/>
      <text:p text:style-name="P3">Folders not marked with<draw:frame draw:style-name="fr2" draw:name="graphics2" text:anchor-type="char" svg:x="5.442cm" svg:y="0.004cm" svg:width="0.399cm" svg:height="0.529cm" draw:z-index="0"><draw:image xlink:href="Pictures/200000070000018E00000212C215E520.svm" xlink:type="simple" xlink:show="embed" xlink:actuate="onLoad"/></draw:frame> <text:s text:c="6"/>means that they are common in every jboss installation. Marked with a <text:s/><draw:frame draw:style-name="fr2" draw:name="graphics3" text:anchor-type="char" svg:x="3.381cm" svg:y="0.575cm" svg:width="0.399cm" svg:height="0.529cm" draw:z-index="2"><draw:image xlink:href="Pictures/200000070000018E00000212C215E520.svm" xlink:type="simple" xlink:show="embed" xlink:actuate="onLoad"/></draw:frame><text:tab/>means that they are part of the Agrega installation.</text:p>
      <text:p text:style-name="P3"/>
      <text:p text:style-name="P3"><text:span text:style-name="T3">Indices</text:span> folder </text:p>
      <text:p text:style-name="P3">Contains the Lucene index. The english index is stored in <text:span text:style-name="T7">en_EN_simple.id </text:span></text:p>
      <text:p text:style-name="P1"/>
      <text:p text:style-name="P3"><text:span text:style-name="T3">Informes </text:span>folder</text:p>
      <text:p text:style-name="P3">Contains the report files and report engine. </text:p>
      <text:p text:style-name="P3"/>
      <text:p text:style-name="P3"><text:span text:style-name="T3">Uploads </text:span>folder</text:p>
      <text:p text:style-name="P3">Contains a big structure with templates, static files and so on</text:p>
      <text:p text:style-name="Standard"><draw:frame draw:style-name="fr3" draw:name="graphics4" text:anchor-type="paragraph" svg:x="0.298cm" svg:y="0.24cm" svg:width="17.067cm" svg:height="3.649cm" draw:z-index="3"><draw:image xlink:href="Pictures/20000007000044BC00000E44CFE80931.svm" xlink:type="simple" xlink:show="embed" xlink:actuate="onLoad"/></draw:frame><text:soft-page-break/></text:p>
      <text:p text:style-name="Standard"/>
      <text:p text:style-name="P3">The most important folders are:</text:p>
      <text:p text:style-name="P4">Descargas</text:p>
      <text:p text:style-name="P3">This folders contains all the registered files uploaded from the server in the admin menu Downloads</text:p>
      <text:p text:style-name="P3"/>
      <text:p text:style-name="P4">Galeriaimg</text:p>
      <text:p text:style-name="P3">Inside this folder we can find two folders more: test and common.</text:p>
      <text:list xml:id="list34511913" text:style-name="L1">
        <text:list-item>
          <text:p text:style-name="P28">Common contains many default images for several mime types, and</text:p>
        </text:list-item>
        <text:list-item>
          <text:p text:style-name="P28">test folder contains images and thumbnails indexed from the resources that Agrega contains.</text:p>
        </text:list-item>
      </text:list>
      <text:p text:style-name="P3"/>
      <text:p text:style-name="P4">InformesPortada</text:p>
      <text:p text:style-name="P3">Any file that we will put there (maybe a planner) , will appear in Reports left menu.</text:p>
      <text:p text:style-name="P3"/>
      <text:p text:style-name="P4">Repositorio</text:p>
      <text:p text:style-name="P3">Contains all published (and temporarily removed ) items inside agrega. </text:p>
      <text:p text:style-name="P5">Structure</text:p>
      <text:p text:style-name="P3">Folders are named according to the date they are published. There are several folders inside and for every resource 2, one with the <text:span text:style-name="T13">internal id name and eventually another one called temp. </text:span></text:p>
      <text:p text:style-name="P7">Inside the folder with the internal id name (<text:span text:style-name="T7">es-sxx...x</text:span>) we could find all the metadata <text:tab/>and Items of every resource (<text:span text:style-name="T7">ITEM-xx...x</text:span>)</text:p>
      <text:p text:style-name="P9"><text:span text:style-name="T9">Agrega use for every single resource a internal id of kind <text:s/></text:span><text:span text:style-name="T6">es-sxx...x </text:span><text:span text:style-name="T9">and it could</text:span> <text:bookmark text:name="result_box"/><text:tab/><text:span text:style-name="T10">assign</text:span><text:span text:style-name="T9"> more of <text:s/>kind </text:span><text:span text:style-name="T6">ODE-xx...x</text:span></text:p>
      <text:p text:style-name="Standard"/>
      <text:p text:style-name="P4">ImagenesInformes</text:p>
      <text:p text:style-name="P3">We will find here all report images for those reports that need a date generated graph.</text:p>
      <text:p text:style-name="P3"/>
      <text:p text:style-name="P4">Taller</text:p>
      <text:p text:style-name="P3">Similar to repositorio, but it is a temporary folder for the personal packages of every user that make a new bundle.</text:p>
      <text:p text:style-name="P3"/>
      <text:p text:style-name="P4">Html</text:p>
      <text:p text:style-name="P3">It contains two folders more</text:p>
      <text:p text:style-name="P17"><text:span text:style-name="T8">- static - </text:span>inside is all static html content to generate the zip bundles (images, css, … )</text:p>
      <text:p text:style-name="P17"><text:span text:style-name="T8">- templates - </text:span>contains templates to generate the html that will be packed.</text:p>
      <text:p text:style-name="P3"/>
      <text:p text:style-name="P4">Xmls</text:p>
      <text:p text:style-name="P5">vocabularios</text:p>
      <text:p text:style-name="P3"><text:span text:style-name="T7">vocabLOMES_en.xml</text:span> contains many terms that are used then at catalogues, combos, file mime <text:tab/>types, etc.</text:p>
      <text:p text:style-name="P19"><text:soft-page-break/><text:tab/><text:span text:style-name="T8">taxonomias</text:span></text:p>
      <text:p text:style-name="P20"/>
      <text:p text:style-name="P19"><text:tab/><text:span text:style-name="T8">arbol curricular</text:span></text:p>
      <text:p text:style-name="P20"/>
      <text:p text:style-name="P22"/>
      <text:p text:style-name="Standard"/>
      <text:p text:style-name="Standard"/>
      <text:p text:style-name="Standard"/>
      <text:p text:style-name="Standard"/>
      <text:h text:style-name="Heading_20_2" text:outline-level="2">Welcome screen</text:h>
      <text:p text:style-name="Standard"/>
      <text:h text:style-name="Heading_20_3" text:outline-level="3">Join now button</text:h>
      <text:p text:style-name="P2"><draw:frame draw:style-name="fr4" draw:name="graphics7" text:anchor-type="as-char" svg:y="-0.723cm" svg:width="2.805cm" svg:height="0.723cm" draw:z-index="7"><draw:image xlink:href="Pictures/2000000700000EC90000043E4A0EEFC2.svm" xlink:type="simple" xlink:show="embed" xlink:actuate="onLoad"/></draw:frame><text:tab/></text:p>
      <text:p text:style-name="Standard"><text:span text:style-name="T9">This button located in </text:span><text:span text:style-name="T6">layout-buscador.jsp</text:span><text:span text:style-name="T9">, </text:span><text:span text:style-name="T6">layout-gestor-flujo-con-style.jsp</text:span><text:span text:style-name="T9"> <text:tab/>templates. The link is configured in ModificadorWeb </text:span><text:span text:style-name="T6">application-resources_en.properties </text:span><text:span text:style-name="T5">cabecera.joinnowbutton.url=</text:span><text:a xlink:type="simple" xlink:href="http://www.nwlg.org/index.php">http://www.nwlg.org/index.php</text:a><text:span text:style-name="T5">?option=com_content&amp;view=article&amp;id=12&amp;Itemid=12</text:span></text:p>
      <text:p text:style-name="Standard"/>
      <text:h text:style-name="Heading_20_3" text:outline-level="3">News</text:h>
      <text:p text:style-name="P3">The news table that appears in the left part of the welcome screen is defined in</text:p>
      <text:p text:style-name="P3"><text:span text:style-name="T7">plantillas/jsp/layout/menu-lateral-generico.jsp</text:span> with a display tag. It could be configured to change how many news we want to show with the parameter <text:span text:style-name="T7">pagesize=1</text:span> (default) or even styles.</text:p>
      <text:p text:style-name="P3"/>
      <text:h text:style-name="Heading_20_3" text:outline-level="3">Random images</text:h>
      <text:p text:style-name="Standard"><text:span text:style-name="T9">Logic of the random images is in </text:span><text:span text:style-name="T12">indexador</text:span><text:span text:style-name="T6"> random-pics.jsp</text:span><text:span text:style-name="T9">. Is called from </text:span><text:span text:style-name="T6">visualizadorcontenidos noticias.jsp</text:span><text:span text:style-name="T9">.</text:span></text:p>
      <text:p text:style-name="P3">We are using a agrega method to obtain a random resource from the Lucene Index</text:p>
      <text:p text:style-name="P8"/>
      <text:p text:style-name="P3"/>
      <text:p text:style-name="Standard"/>
      <text:h text:style-name="Heading_20_3" text:outline-level="3">Reports</text:h>
      <text:p text:style-name="Standard"><text:span text:style-name="T9">This option shows all files inside </text:span><text:span text:style-name="T6">/export/ccaa/test/uploads/informesPortada</text:span><text:span text:style-name="T9"> folder. The quartz planner (we will discuss about it later) will send all daily and weekly reports to this folder.</text:span></text:p>
      <text:p text:style-name="P3"/>
      <text:p text:style-name="P3"/>
      <text:h text:style-name="P37" text:outline-level="3">Documents </text:h>
      <text:p text:style-name="P3">This option show all documents previously uploaded from the server and registered by Agrega, so don't manipulate directly the folder <text:span text:style-name="T7">/export/ccaa/test/uploads/descargas</text:span> because Agrega stores references about them in the database.</text:p>
      <text:p text:style-name="P3"/>
      <text:p text:style-name="Standard"/>
      <text:h text:style-name="Heading_20_3" text:outline-level="3"><text:soft-page-break/>Bookmarking area</text:h>
      <text:p text:style-name="Standard"><draw:frame draw:style-name="fr5" draw:name="graphics5" text:anchor-type="paragraph" svg:width="8.204cm" svg:height="0.767cm" draw:z-index="4"><draw:image xlink:href="Pictures/200000070000200B00000300C3B6F669.svm" xlink:type="simple" xlink:show="embed" xlink:actuate="onLoad"/></draw:frame></text:p>
      <text:p text:style-name="Standard"><text:span text:style-name="T9">This area is controlled by a custom tag called </text:span><text:span text:style-name="T6">SocialTag</text:span><text:span text:style-name="T9">, defined in soporte </text:span><text:span text:style-name="T6">SocialTag.java</text:span><text:span text:style-name="T9">. </text:span></text:p>
      <text:p text:style-name="P3">It is actually using three files:</text:p>
      <text:list xml:id="list34522995" text:style-name="L2">
        <text:list-item>
          <text:p text:style-name="P33">socializacion.properties</text:p>
        </text:list-item>
      </text:list>
      <text:p text:style-name="P3"><text:tab/>contains the definition of the fields that will be used to make the url for every social <text:tab/>site in <text:span text:style-name="T7">socializacion.xml</text:span></text:p>
      <text:list xml:id="list34505644" text:style-name="L3">
        <text:list-item>
          <text:p text:style-name="P34">socializacion.xml</text:p>
        </text:list-item>
      </text:list>
      <text:p text:style-name="P3"><text:tab/>defines every social site defining the url and which parameters have to use.</text:p>
      <text:list xml:id="list34517167" text:style-name="L4">
        <text:list-item>
          <text:p text:style-name="P29">buscador <text:s/><text:span text:style-name="T7">application-resources_en.properties</text:span></text:p>
        </text:list-item>
      </text:list>
      <text:p text:style-name="P3"><text:tab/>it contains many strings for social sites and texts for 'what is this?'</text:p>
      <text:p text:style-name="P3"><text:tab/></text:p>
      <text:p text:style-name="Standard"><text:tab/></text:p>
      <text:p text:style-name="Standard"/>
      <text:h text:style-name="Heading_20_3" text:outline-level="3">Html downloads</text:h>
      <text:p text:style-name="Standard"><text:span text:style-name="T9">Original code had hard coded the texts that appeared in the html generated for download. </text:span><text:span text:style-name="T9">Class </text:span><text:span text:style-name="T6">GeneradorHtml.java</text:span><text:span text:style-name="T9"> in entregar was modified to get parameters that are populated <text:tab/>to several templates variables which will render the html bundle. This values are taken from entregar web app </text:span><text:span text:style-name="T6">entregar.properties</text:span><text:span text:style-name="T9"> </text:span></text:p>
      <text:p text:style-name="P3"/>
      <text:p text:style-name="P3">Templates (at html/templates) were modified to improve the look, new template variable 'titulo' can be used and new styles embedded. The aim was to make it similar to the preview.</text:p>
      <text:p text:style-name="P3"/>
      <text:p text:style-name="P3">The templates are <text:span text:style-name="T7">blanco.ftl <text:s/>cabecera.ftl <text:s/>contenido_frame.ftl <text:s/>contenido_index.ftl <text:s/>index.ftl <text:s/>lomes.ftl <text:s/>menuClase.ftl <text:s/>menuXML.ftl</text:span>. It's possible to modify them in order to change the html look without restarting Jboss.</text:p>
      <text:p text:style-name="P3"/>
      <text:p text:style-name="Standard"/>
      <text:h text:style-name="Heading_20_3" text:outline-level="3">Grey out</text:h>
      <text:p text:style-name="Standard"><text:span text:style-name="T9">Some file formats cannot be downloaded. It's only </text:span><text:span text:style-name="T6">x-www-form-urlencoded</text:span><text:span text:style-name="T9"> mime type format at the moment. The logic is </text:span><text:span text:style-name="T6">selecciona-tipo-formato.jsp</text:span><text:span text:style-name="T9"> that makes the comparison with the resource formats of a selected resource. The resource formats come in the parameter </text:span><text:span text:style-name="T9">'formats' <text:s/>embedded in the URL.</text:span></text:p>
      <text:p text:style-name="P3"/>
      <text:p text:style-name="P3">A good improvement could be to read from a file which mime type formats can't be downloaded in a content bundle.</text:p>
      <text:p text:style-name="P3"/>
      <text:h text:style-name="Heading_20_3" text:outline-level="3">Icons select by mime file type</text:h>
      <text:p text:style-name="Standard"><text:span text:style-name="T9">The icons of every file mime type format can be changed. The class buscador </text:span><text:span text:style-name="T6">FormatoTag.java</text:span><text:span text:style-name="T9"> renders the html code to show the icons for every mime file type. It's possible to declare in buscador </text:span><text:span text:style-name="T6">application-resources_en.properties</text:span><text:span text:style-name="T9"> three attributes for every file mime type</text:span></text:p>
      <text:p text:style-name="P3">base attribute name is <text:span text:style-name="T7">listar.odecu.mostrar.resultados.consulta.vo.extra_mime_content_type </text:span>and must add an order number, for example</text:p>
      <text:p text:style-name="P3"/>
      <text:p text:style-name="code"><text:soft-page-break/># declares first file mime type</text:p>
      <text:p text:style-name="code">listar.odecu.mostrar.resultados.consulta.vo.extra_mime_content_type1=application/pdf</text:p>
      <text:p text:style-name="code"># sets up image for first mime type</text:p>
      <text:p text:style-name="code">listar.odecu.mostrar.resultados.consulta.vo.extra_mime_content_type1.image=/static/img/icon_texto.gif</text:p>
      <text:p text:style-name="code"># label for first mimetype</text:p>
      <text:p text:style-name="code">listar.odecu.mostrar.resultados.consulta.vo.extra_mime_content_type1.text=Text</text:p>
      <text:p text:style-name="Standard"/>
      <text:p text:style-name="Standard"/>
      <text:h text:style-name="Heading_20_3" text:outline-level="3">Comments</text:h>
      <text:p text:style-name="Standard"><text:span text:style-name="T9">Comment are shown using </text:span><text:span text:style-name="T6">buscador mostrar-comentarios.jsp</text:span><text:span text:style-name="T9">. The original format of <text:tab/>comments has changed since the original Agrega code. The user name was shown but it was the internal user id so it was removed now each comment displays the users name and first surname at the front of the comment in order to show all the information.</text:span></text:p>
      <text:p text:style-name="P3"/>
      <text:p text:style-name="P5">Old format</text:p>
      <text:p text:style-name="P3">internal user id <text:s text:c="3"/><text:span text:style-name="T3">date</text:span></text:p>
      <text:p text:style-name="P3">comment</text:p>
      <text:p text:style-name="P3"><text:tab/></text:p>
      <text:p text:style-name="P5">New format</text:p>
      <text:p text:style-name="P18"><text:tab/><text:span text:style-name="T11">date</text:span><text:span text:style-name="T9"><text:tab/></text:span></text:p>
      <text:p text:style-name="P19"><text:tab/>user name first surname: comment</text:p>
      <text:p text:style-name="P19"><text:tab/></text:p>
      <text:p text:style-name="Standard"/>
      <text:p text:style-name="Standard"/>
      <text:p text:style-name="Standard"/>
      <text:p text:style-name="Standard"/>
      <text:h text:style-name="Heading_20_3" text:outline-level="3">Search engine</text:h>
      <text:p text:style-name="P3"><text:tab/>Apache Lucene is the search engine.<text:tab/>All lucene indexes are located at <text:span text:style-name="T5">/opt/jboss/bin/indices</text:span></text:p>
      <text:p text:style-name="P3"><text:tab/>There are 3 ways to search:</text:p>
      <text:list xml:id="list34533585" text:style-name="L5">
        <text:list-item>
          <text:p text:style-name="P30">if the search starts by</text:p>
        </text:list-item>
      </text:list>
      <text:p text:style-name="P3"><text:tab/><text:span text:style-name="T8">agrega_admin=agregaadmin</text:span></text:p>
      <text:p text:style-name="P5"><text:tab/>agrega_todos=agregatodos</text:p>
      <text:p text:style-name="P3"><text:tab/>(defined in i<text:span text:style-name="T5">ndexador.properties</text:span>) the search will be simple in all languages (agregatodos) or only the current language (agrega admin)</text:p>
      <text:list xml:id="list34526819" text:style-name="L6">
        <text:list-item>
          <text:p text:style-name="P31">The third way is with <text:span text:style-name="T5">internaBusquedaAvanzada</text:span></text:p>
        </text:list-item>
      </text:list>
      <text:p text:style-name="P3"><text:tab/><text:span text:style-name="T5">SrvBuscadorServiceImpl</text:span> contains all this logic</text:p>
      <text:p text:style-name="P3"/>
      <text:p text:style-name="P3"><text:tab/>We can find at <text:span text:style-name="T5">BuscarAvanzadoControllerImpl.ejecutarBusquedaAvanzada</text:span> the way to deal with the special characters (see comments inside).</text:p>
      <text:p text:style-name="P3"/>
      <text:p text:style-name="Standard"/>
      <text:p text:style-name="Standard"/>
      <text:h text:style-name="Heading_20_3" text:outline-level="3">Sorting</text:h>
      <text:p text:style-name="P3"><text:tab/>Custom sorting</text:p>
      <text:p text:style-name="P3"><text:s text:c="13"/><text:span text:style-name="T5">BuscarAvanzadoCU.loadSortingMethodCombo</text:span> is used to load the different ways of sorting at the combobox that is shown in results page.</text:p>
      <text:p text:style-name="P3"><text:s text:c="13"/><text:span text:style-name="T5">spring_buscador.properties</text:span></text:p>
      <text:p text:style-name="P3"><text:s text:c="24"/>contains the definitions of every sorting method.</text:p>
      <text:p text:style-name="P3"><text:soft-page-break/><text:s text:c="32"/>.field name</text:p>
      <text:p text:style-name="P3"><text:s text:c="32"/>.label id</text:p>
      <text:p text:style-name="P3"><text:s text:c="32"/>.reverse sorting</text:p>
      <text:p text:style-name="P3"><text:s text:c="11"/><text:span text:style-name="T5">buscador/.../application-resources_en.properties</text:span></text:p>
      <text:p text:style-name="P3"><text:s text:c="19"/>contains the label for every label id</text:p>
      <text:p text:style-name="P3"/>
      <text:p text:style-name="P3"><text:s text:c="10"/><text:span text:style-name="T5"><text:s/>AlphabeticalSortComparatorSource.java</text:span></text:p>
      <text:p text:style-name="P3"><text:s text:c="11"/>Custom sorting criteria. Alfabetical and empty o white space entries at the end(A B ... Z empty)</text:p>
      <text:p text:style-name="P3"><text:tab/>Sorting by format customized with their own custom lucene sorter.</text:p>
      <text:p text:style-name="P3"><text:s text:c="4"/><text:tab/>now in spring_buscador.properties we only need to specify the label for the format sorting field added en <text:span text:style-name="T5">BuscarAvanzadoCU.java</text:span></text:p>
      <text:p text:style-name="P3"><text:s text:c="4"/><text:tab/><text:span text:style-name="T5">MimeTypeSortComparatorSource</text:span> is the class that has the sorting logic. Is getting from <text:span text:style-name="T5">indexador.properties</text:span> a list of priorities and labels to look for at lucene index format field.</text:p>
      <text:p text:style-name="P3"/>
      <text:p text:style-name="Standard"/>
      <text:p text:style-name="Standard"/>
      <text:p text:style-name="Standard"/>
      <text:p text:style-name="Standard"/>
      <text:p text:style-name="Standard"/>
      <text:p text:style-name="Standard"/>
      <text:h text:style-name="Heading_20_2" text:outline-level="2">Admin menu</text:h>
      <text:p text:style-name="Standard"/>
      <text:h text:style-name="Heading_20_3" text:outline-level="3">Users </text:h>
      <text:p text:style-name="P18"><text:tab/><text:span text:style-name="T9">Users menu shows a lot of user data. Logic is in portaladministracion </text:span><text:span text:style-name="T6">formulario-listado-<text:tab/>usuarios.jsp</text:span><text:span text:style-name="T9">. <text:s/>We can see the user name surname and email this has been changed from</text:span></text:p>
      <text:p text:style-name="P23">the original agrega source code, which only showed the internal user id.</text:p>
      <text:p text:style-name="Standard"><text:tab/></text:p>
      <text:p text:style-name="Standard"/>
      <text:h text:style-name="Heading_20_3" text:outline-level="3">Reports</text:h>
      <text:p text:style-name="P19"><text:tab/></text:p>
      <text:h text:style-name="P39" text:outline-level="4"><text:tab/>Birt new version, installation</text:h>
      <text:p text:style-name="P19"><text:tab/>The original agrega version of Birt was 2.2.1 (10/03/07) This old version was replaced by <text:tab/>2.6.0 (06/23/10)</text:p>
      <text:p text:style-name="P19"/>
      <text:p text:style-name="P19"><text:tab/>Birt report engine is installed in <text:span text:style-name="T7">$JBOSS_HOME/bin/informes/birt-runtime-2_2_1_1</text:span> . The complete </text:p>
      <text:p text:style-name="P23">path in the development site is <text:span text:style-name="T7">/opt/jboss/bin/informes/birt-runtime-2_2_1_1</text:span> .</text:p>
      <text:p text:style-name="P19"/>
      <text:p text:style-name="P19"><text:tab/>Birt 2.6.0 is the latest runtime when this document was written, and you can download it </text:p>
      <text:p text:style-name="P23">from <text:a xlink:type="simple" xlink:href="http://download.eclipse.org/birt/downloads/build.php?build=R-R1-2_6_0">http://download.eclipse.org/birt/downloads/build.php?build=R-R1-2_6_0</text:a><text:span text:style-name="T5"> 201006171315</text:span></text:p>
      <text:p text:style-name="P19"><text:tab/>runtime and designer.</text:p>
      <text:p text:style-name="P19"/>
      <text:p text:style-name="P19"><text:tab/>unzip it at <text:span text:style-name="T7">$JBOSS_HOME/bin/informes/</text:span></text:p>
      <text:p text:style-name="P19"/>
      <text:p text:style-name="P19"><text:span text:style-name="T7"><text:tab/>$JBOSS_HOME/bin/run.sh</text:span> <text:s/></text:p>
      <text:p text:style-name="P19"><text:soft-page-break/><text:tab/>Change <text:span text:style-name="T7">BIRT</text:span> variable to <text:span text:style-name="T7">BIRT=$JBOSS_HOME/bin/informes/birt-runtime-2_6_0</text:span></text:p>
      <text:p text:style-name="P19"/>
      <text:p text:style-name="P19"/>
      <text:p text:style-name="P19"/>
      <text:p text:style-name="P19"><text:tab/>Several <text:span text:style-name="T3">problems with the designer</text:span>.</text:p>
      <text:p text:style-name="P19"><text:tab/>If you are changing something in the datasource, the designer will rewrite the configuration <text:tab/>and it will not work. In order to fix it , we must rewrite it by hand.</text:p>
      <text:p text:style-name="P19"><text:tab/>This sample report has declared a datasource with two fields: licencia and numOdes</text:p>
      <text:p text:style-name="P19"><text:tab/>Open the xml report and try to find a string similar like this</text:p>
      <text:p text:style-name="Standard"/>
      <text:p text:style-name="P11"><text:s text:c="20"/>&lt;name&gt;xmlQueryText&lt;/name&gt;</text:p>
      <text:p text:style-name="code">&lt;value&gt;table0#-TNAME-#table0#:#[/soapenv:Envelope/soapenv:Body/informeLicenciasOdesResponse/informeLicenciasOdesReturn/informeLicenciasOdesReturn]#:#{licencia;STRING;/licencia},{numOdes;INT;/numOdes}&lt;/value&gt;</text:p>
      <text:p text:style-name="P11"/>
      <text:p text:style-name="Standard"/>
      <text:p text:style-name="P3">Remove additional extra stuff between <text:s/>… <text:span text:style-name="T1">/numOdes} </text:span><text:span text:style-name="T2">and</text:span><text:span text:style-name="T1"> &lt;/value&gt;</text:span></text:p>
      <text:p text:style-name="Standard"/>
      <text:p text:style-name="Standard"/>
      <text:h text:style-name="Heading_20_4" text:outline-level="4">Planner</text:h>
      <text:p text:style-name="P25"><text:tab/><text:tab/><text:span text:style-name="T9">Quartz, menu</text:span></text:p>
      <text:p text:style-name="P3"/>
      <text:p text:style-name="P6"/>
      <text:h text:style-name="Heading_20_4" text:outline-level="4">Reports</text:h>
      <text:h text:style-name="P38" text:outline-level="4">How to make a report from scratch</text:h>
      <text:p text:style-name="P19"><text:tab/>Agrega reports are designed using the birt designer and they will be rendered by the birt </text:p>
      <text:p text:style-name="P23">engine to any format (pdf, html,...).</text:p>
      <text:p text:style-name="P19"><text:tab/></text:p>
      <text:p text:style-name="P19"><text:tab/>Every report has an internal DataSource, that will be a webservice, and one or several <text:tab/>DataSets, that will be webservice methods.</text:p>
      <text:p text:style-name="P19"><text:tab/>The report webservice is located in auditoria webapp. To create a new operation that will </text:p>
      <text:p text:style-name="P23">be used as a DataSet in our report.</text:p>
      <text:p text:style-name="P19"><text:tab/>If we want to add informeOdeUsuarioPLUS operation:</text:p>
      <text:p text:style-name="P19"><text:tab/><text:span text:style-name="T7">server-config.wsdd</text:span> . This is the jboss webservice deploy descriptor. Add the new operation in </text:p>
      <text:p text:style-name="P23">allowedMethods for our webservice <text:span text:style-name="T7">SrvAuditoriaServicio</text:span></text:p>
      <text:p text:style-name="Text_20_body"/>
      <text:p text:style-name="code">&lt;parameter name="allowedMethods" value="crearGuardarInforme crearGuardarInformeFederado crearInforme crearInformeRepositorio crearInformesPortada informeCoberturaCurricular informeEstadoOdes informeEstadoOdesTransicciones informeLicenciasOdes informeMasDescargados informeMasEnviado informeMasMostrado informeMasPesados informeMasPrevisualizados informeMasValorado informeMasVisualizados informeNivelAgregacion informeOdeUsuario informeOdeUsuarioPLUS informeOdeUsuarioOperacion informeOperacionesRealizadas informeOperacionUsuario informeProcesosPlanificados informeTerminosBusqueda informeUsuarios reportSiteWideActivity obtenerInformes obtenNumeroOperaciones registrarBusqueda registrarOperacion registrarTrabajoFechaFinPlan registrarTrabajoHijoPlan registrarTrabajoInterrPlan registrarTrabajoPlan repositorio"/&gt;</text:p>
      <text:p text:style-name="code"><text:s text:c="9"/></text:p>
      <text:p text:style-name="Standard"/>
      <text:p text:style-name="P3">add type mapping for the new return type. It will be <text:span text:style-name="T7">InformeOdeUsuarioPLUSVO[]</text:span></text:p>
      <text:p text:style-name="P3"/>
      <text:p text:style-name="code"><text:s text:c="9"/>&lt;typeMapping</text:p>
      <text:p text:style-name="code"><text:s text:c="12"/>type="java:es.pode.auditoria.negocio.servicios.InformeOdeUsuarioPLUSVO"</text:p>
      <text:p text:style-name="code"><text:s text:c="12"/>xmlns:ns40="http://es.pode.auditoria.negocio.servicios"</text:p>
      <text:p text:style-name="code"><text:s text:c="12"/>qname="ns40:InformeOdeUsuarioPLUSVO"</text:p>
      <text:p text:style-name="code"><text:s text:c="12"/>serializer="org.apache.axis.encoding.ser.BeanSerializerFactory"</text:p>
      <text:p text:style-name="code"><text:soft-page-break/><text:s text:c="12"/>deserializer="org.apache.axis.encoding.ser.BeanDeserializerFactory"</text:p>
      <text:p text:style-name="code"><text:s text:c="12"/>encodingStyle=""&gt;</text:p>
      <text:p text:style-name="code"><text:s text:c="12"/>&lt;documentation&gt;</text:p>
      <text:p text:style-name="code"><text:s text:c="12"/>TODO: document it</text:p>
      <text:p text:style-name="code"><text:s text:c="12"/>&lt;/documentation&gt;</text:p>
      <text:p text:style-name="code"><text:s text:c="8"/>&lt;/typeMapping&gt;</text:p>
      <text:p text:style-name="code"><text:s text:c="8"/>&lt;typeMapping</text:p>
      <text:p text:style-name="code"><text:s text:c="12"/>type="java:es.pode.auditoria.negocio.servicios.InformeOdeUsuarioPLUSVO[]"</text:p>
      <text:p text:style-name="code"><text:s text:c="12"/>xmlns:ns41="http://es.pode.auditoria.negocio.servicios"</text:p>
      <text:p text:style-name="code"><text:s text:c="12"/>qname="ns41:ArrayOfInformeOdeUsuarioPLUSVO"</text:p>
      <text:p text:style-name="code"><text:s text:c="12"/>serializer="org.apache.axis.encoding.ser.ArraySerializerFactory"</text:p>
      <text:p text:style-name="code"><text:s text:c="12"/>deserializer="org.apache.axis.encoding.ser.ArrayDeserializerFactory"</text:p>
      <text:p text:style-name="code"><text:s text:c="12"/>encodingStyle=""&gt;</text:p>
      <text:p text:style-name="code"><text:s text:c="12"/>&lt;documentation&gt;</text:p>
      <text:p text:style-name="code"><text:s text:c="12"/>TODO: document it</text:p>
      <text:p text:style-name="code"><text:s text:c="12"/>&lt;/documentation&gt;</text:p>
      <text:p text:style-name="code"><text:s text:c="8"/>&lt;/typeMapping&gt;</text:p>
      <text:p text:style-name="code"/>
      <text:p text:style-name="Standard"><text:tab/></text:p>
      <text:p text:style-name="P18"><text:tab/><text:span text:style-name="T9">ns41 and ns40 have to be unique in the whole wsdd</text:span></text:p>
      <text:p text:style-name="Standard"/>
      <text:p text:style-name="Standard"/>
      <text:p text:style-name="P18"><text:tab/><text:span text:style-name="T9">This wsdd file is speaking about two web services and file definition</text:span></text:p>
      <text:p text:style-name="P19"><text:tab/><text:span text:style-name="T7">SrvAuditoriaServicio</text:span></text:p>
      <text:p text:style-name="P21"><text:tab/>/es/pode/auditoria/negocio/servicios/SrvAuditoriaServicio.wsdl</text:p>
      <text:p text:style-name="P19"/>
      <text:p text:style-name="P19"><text:tab/><text:span text:style-name="T7">SrvAuditoriaFederadaServicio</text:span></text:p>
      <text:p text:style-name="P21"><text:tab/>/es/pode/auditoria/negocio/servicios/SrvAuditoriaFederadaServicio.wsdl</text:p>
      <text:p text:style-name="P19"/>
      <text:p text:style-name="P19"><text:tab/>We have to add many things at <text:span text:style-name="T7">SrvAuditoriaServicio.wsdl</text:span> (web service definition)</text:p>
      <text:p text:style-name="Standard"><text:tab/></text:p>
      <text:p text:style-name="code"><text:tab/>&lt;xsd:element name="informeOdeUsuarioPLUS"&gt; <text:s text:c="5"/></text:p>
      <text:p text:style-name="code"><text:s text:c="16"/>&lt;xsd:annotation&gt; <text:s text:c="4"/></text:p>
      <text:p text:style-name="code"><text:s text:c="20"/>&lt;xsd:documentation&gt; </text:p>
      <text:p text:style-name="code"><text:s text:c="24"/>TODO: document it</text:p>
      <text:p text:style-name="code"><text:s text:c="20"/>&lt;/xsd:documentation&gt;</text:p>
      <text:p text:style-name="code"><text:s text:c="16"/>&lt;/xsd:annotation&gt; </text:p>
      <text:p text:style-name="code"><text:s text:c="16"/>&lt;xsd:complexType&gt; <text:s/></text:p>
      <text:p text:style-name="code"><text:s text:c="20"/>&lt;xsd:sequence&gt;</text:p>
      <text:p text:style-name="code"><text:s text:c="24"/>&lt;xsd:element name="parametroInformeVO" type="impl:ParametrosInformeVO" nillable="false"&gt;</text:p>
      <text:p text:style-name="code"><text:s text:c="28"/>&lt;xsd:annotation&gt; <text:s text:c="4"/></text:p>
      <text:p text:style-name="code"><text:s text:c="32"/>&lt;xsd:documentation&gt; </text:p>
      <text:p text:style-name="code"><text:s text:c="36"/></text:p>
      <text:p text:style-name="code"><text:s text:c="32"/>&lt;/xsd:documentation&gt;</text:p>
      <text:p text:style-name="code"><text:s text:c="28"/>&lt;/xsd:annotation&gt;</text:p>
      <text:p text:style-name="code"><text:s text:c="24"/>&lt;/xsd:element&gt;</text:p>
      <text:p text:style-name="code"><text:s text:c="21"/>&lt;/xsd:sequence&gt;</text:p>
      <text:p text:style-name="code"><text:s text:c="17"/>&lt;/xsd:complexType&gt;</text:p>
      <text:p text:style-name="code"><text:s text:c="12"/>&lt;/xsd:element&gt;</text:p>
      <text:p text:style-name="code"><text:s text:c="12"/>&lt;xsd:element name="informeOdeUsuarioPLUSResponse"&gt; <text:s text:c="6"/></text:p>
      <text:p text:style-name="code"><text:s text:c="16"/>&lt;xsd:complexType&gt;</text:p>
      <text:p text:style-name="code"><text:s text:c="20"/>&lt;xsd:sequence&gt;</text:p>
      <text:p text:style-name="code"><text:s text:c="24"/>&lt;xsd:element name="informeOdeUsuarioPLUSReturn" type="impl:ArrayOfInformeOdeUsuarioPLUSVO"/&gt;</text:p>
      <text:p text:style-name="code"><text:s text:c="20"/>&lt;/xsd:sequence&gt;</text:p>
      <text:p text:style-name="code"><text:s text:c="16"/>&lt;/xsd:complexType&gt; <text:s text:c="14"/></text:p>
      <text:p text:style-name="code"><text:s text:c="12"/>&lt;/xsd:element&gt;</text:p>
      <text:p text:style-name="code"/>
      <text:p text:style-name="P10"/>
      <text:p text:style-name="P18"><text:tab/><text:span text:style-name="T9">Mapping declaration of our return object. It has 3 attributes: group, item and count with </text:span></text:p>
      <text:p text:style-name="P19"><text:tab/>type String each one.</text:p>
      <text:p text:style-name="P19"/>
      <text:p text:style-name="code"><text:s text:c="12"/>&lt;xsd:complexType name="InformeOdeUsuarioPLUSVO"&gt;</text:p>
      <text:p text:style-name="code"><text:s text:c="16"/>&lt;xsd:annotation&gt; <text:s text:c="4"/></text:p>
      <text:p text:style-name="code"><text:s text:c="20"/>&lt;xsd:documentation&gt; </text:p>
      <text:p text:style-name="code"><text:s text:c="24"/>TODO: document it</text:p>
      <text:p text:style-name="code"><text:s text:c="20"/>&lt;/xsd:documentation&gt;</text:p>
      <text:p text:style-name="code"><text:s text:c="16"/>&lt;/xsd:annotation&gt;</text:p>
      <text:p text:style-name="code"><text:s text:c="16"/>&lt;xsd:sequence&gt;</text:p>
      <text:p text:style-name="code"><text:soft-page-break/><text:s text:c="20"/>&lt;xsd:element name="group" nillable="false" type="xsd:string"&gt;</text:p>
      <text:p text:style-name="code"><text:s text:c="24"/>&lt;xsd:annotation&gt; <text:s text:c="4"/></text:p>
      <text:p text:style-name="code"><text:s text:c="28"/>&lt;xsd:documentation&gt; </text:p>
      <text:p text:style-name="code"><text:s text:c="32"/></text:p>
      <text:p text:style-name="code"><text:s text:c="28"/>&lt;/xsd:documentation&gt;</text:p>
      <text:p text:style-name="code"><text:s text:c="24"/>&lt;/xsd:annotation&gt;</text:p>
      <text:p text:style-name="code"><text:s text:c="20"/>&lt;/xsd:element&gt;</text:p>
      <text:p text:style-name="code"><text:s text:c="20"/>&lt;xsd:element name="item" nillable="false" type="xsd:string"&gt;</text:p>
      <text:p text:style-name="code"><text:s text:c="24"/>&lt;xsd:annotation&gt; <text:s text:c="4"/></text:p>
      <text:p text:style-name="code"><text:s text:c="28"/>&lt;xsd:documentation&gt; </text:p>
      <text:p text:style-name="code"><text:s text:c="32"/></text:p>
      <text:p text:style-name="code"><text:s text:c="28"/>&lt;/xsd:documentation&gt;</text:p>
      <text:p text:style-name="code"><text:s text:c="24"/>&lt;/xsd:annotation&gt;</text:p>
      <text:p text:style-name="code"><text:s text:c="20"/>&lt;/xsd:element&gt;</text:p>
      <text:p text:style-name="code"><text:s text:c="20"/>&lt;xsd:element name="count" nillable="false" type="xsd:string"&gt;</text:p>
      <text:p text:style-name="code"><text:s text:c="24"/>&lt;xsd:annotation&gt; <text:s text:c="4"/></text:p>
      <text:p text:style-name="code"><text:s text:c="28"/>&lt;xsd:documentation&gt; </text:p>
      <text:p text:style-name="code"><text:s text:c="32"/></text:p>
      <text:p text:style-name="code"><text:s text:c="28"/>&lt;/xsd:documentation&gt;</text:p>
      <text:p text:style-name="code"><text:s text:c="24"/>&lt;/xsd:annotation&gt;</text:p>
      <text:p text:style-name="code"><text:s text:c="20"/>&lt;/xsd:element&gt;</text:p>
      <text:p text:style-name="code"><text:s text:c="16"/>&lt;/xsd:sequence&gt;</text:p>
      <text:p text:style-name="code"><text:s text:c="12"/>&lt;/xsd:complexType&gt;</text:p>
      <text:p text:style-name="code"><text:s text:c="12"/>&lt;xsd:complexType name="ArrayOfInformeOdeUsuarioPLUSVO"&gt;</text:p>
      <text:p text:style-name="code"><text:s text:c="16"/>&lt;xsd:sequence&gt;</text:p>
      <text:p text:style-name="code"><text:s text:c="20"/>&lt;xsd:element name="item" minOccurs="0" maxOccurs="unbounded" form="qualified" type="impl:InformeOdeUsuarioPLUSVO" /&gt; </text:p>
      <text:p text:style-name="code"><text:s text:c="16"/>&lt;/xsd:sequence&gt;</text:p>
      <text:p text:style-name="code"><text:s text:c="12"/>&lt;/xsd:complexType&gt;</text:p>
      <text:p text:style-name="code"/>
      <text:p text:style-name="Standard"/>
      <text:p text:style-name="Standard"/>
      <text:p text:style-name="P19"><text:tab/>More declarations in the wsdl about the operation name</text:p>
      <text:p text:style-name="Standard"/>
      <text:p text:style-name="code"><text:s text:c="4"/>&lt;wsdl:message name="informeOdeUsuarioPLUS35Request"&gt;</text:p>
      <text:p text:style-name="code"><text:s text:c="8"/>&lt;wsdl:part element="impl:informeOdeUsuarioPLUS" name="parameters"/&gt;</text:p>
      <text:p text:style-name="code"><text:s text:c="4"/>&lt;/wsdl:message&gt;</text:p>
      <text:p text:style-name="code"><text:s text:c="4"/>&lt;wsdl:message name="informeOdeUsuarioPLUS35Response"&gt;</text:p>
      <text:p text:style-name="code"><text:s text:c="8"/>&lt;wsdl:part element="impl:informeOdeUsuarioPLUSResponse" name="parameters"/&gt;</text:p>
      <text:p text:style-name="code"><text:s text:c="4"/>&lt;/wsdl:message&gt;</text:p>
      <text:p text:style-name="code"/>
      <text:p text:style-name="code"/>
      <text:p text:style-name="code"/>
      <text:p text:style-name="code"><text:s text:c="8"/>&lt;wsdl:operation name="informeOdeUsuarioPLUS"&gt;</text:p>
      <text:p text:style-name="code"><text:s text:c="16"/></text:p>
      <text:p text:style-name="code"><text:s text:c="12"/>&lt;wsdl:documentation&gt; </text:p>
      <text:p text:style-name="code"><text:s text:c="16"/>TODO:document it</text:p>
      <text:p text:style-name="code"><text:s text:c="12"/>&lt;/wsdl:documentation&gt;</text:p>
      <text:p text:style-name="code"><text:s text:c="12"/>&lt;wsdl:input message="impl:informeOdeUsuarioPLUS35Request" </text:p>
      <text:p text:style-name="code"><text:s text:c="24"/>name="informeOdeUsuarioPLUS35Request"/&gt;</text:p>
      <text:p text:style-name="code"><text:s text:c="12"/>&lt;wsdl:output message="impl:informeOdeUsuarioPLUS35Response" </text:p>
      <text:p text:style-name="code"><text:s text:c="25"/>name="informeOdeUsuarioPLUS35Response"/&gt;</text:p>
      <text:p text:style-name="code"><text:s text:c="8"/>&lt;/wsdl:operation&gt;</text:p>
      <text:p text:style-name="code"><text:tab/><text:tab/></text:p>
      <text:p text:style-name="code"/>
      <text:p text:style-name="code"/>
      <text:p text:style-name="code"><text:s text:c="8"/>&lt;wsdl:operation name="informeOdeUsuarioPLUS"&gt;</text:p>
      <text:p text:style-name="code"><text:s text:c="12"/>&lt;wsdlsoap:operation soapAction="informeOdeUsuarioPLUS" style="document"/&gt;</text:p>
      <text:p text:style-name="code"><text:s text:c="12"/>&lt;wsdl:input name="informeOdeUsuarioPLUS35Request"&gt;</text:p>
      <text:p text:style-name="code"><text:s text:c="16"/>&lt;wsdlsoap:body use="literal"/&gt;</text:p>
      <text:p text:style-name="code"><text:s text:c="12"/>&lt;/wsdl:input&gt;</text:p>
      <text:p text:style-name="code"><text:s text:c="12"/>&lt;wsdl:output name="informeOdeUsuarioPLUS35Response"&gt;</text:p>
      <text:p text:style-name="code"><text:s text:c="16"/>&lt;wsdlsoap:body use="literal"/&gt;</text:p>
      <text:p text:style-name="code"><text:s text:c="12"/>&lt;/wsdl:output&gt;</text:p>
      <text:p text:style-name="code"><text:s text:c="7"/>&lt;/wsdl:operation&gt; <text:s text:c="8"/></text:p>
      <text:p text:style-name="code"/>
      <text:p text:style-name="Standard"/>
      <text:p text:style-name="Standard"/>
      <text:p text:style-name="Standard"/>
      <text:p text:style-name="Standard"/>
      <text:p text:style-name="P18"><text:tab/><text:span text:style-name="T9">We can see a </text:span><text:span text:style-name="T6">es.pode.auditoria.negocio.servicios.SrvAuditoriaServicioWSDelegator</text:span><text:span text:style-name="T9"> inside <text:tab/>this file. It </text:span></text:p>
      <text:p text:style-name="P19"><text:tab/>is where the java methods firm is stored.</text:p>
      <text:p text:style-name="P19"><text:tab/>We have to declare it in <text:span text:style-name="T7">SrvAuditoriaServicioWSDelegator.java</text:span></text:p>
      <text:p text:style-name="Standard"><text:soft-page-break/></text:p>
      <text:p text:style-name="code"><text:s text:c="4"/>public es.pode.auditoria.negocio.servicios.InformeOdeUsuarioPLUSVO[] informeOdeUsuarioPLUS(es.pode.auditoria.negocio.servicios.ParametrosInformeVO parametroInformeVO)</text:p>
      <text:p text:style-name="code"><text:s text:c="4"/>{</text:p>
      <text:p text:style-name="code"><text:s text:c="8"/>return getSrvAuditoriaServicio().informeOdeUsuarioPLUS(parametroInformeVO);</text:p>
      <text:p text:style-name="code"><text:s text:c="4"/>}</text:p>
      <text:p text:style-name="code"/>
      <text:p text:style-name="Standard"/>
      <text:p text:style-name="P18"><text:tab/><text:span text:style-name="T9">Input parameters ParametrosInformeVO , that is generic for all reports and it was </text:span></text:p>
      <text:p text:style-name="P19"><text:tab/>declared before.</text:p>
      <text:p text:style-name="P19"><text:tab/>Output parameters <text:s/><text:span text:style-name="T7">InformeOdeUsuarioPLUSVO[]</text:span>, that is specific for our report DataSet</text:p>
      <text:p text:style-name="P19"/>
      <text:p text:style-name="Standard"/>
      <text:p text:style-name="code">getSrvAuditoriaServicio() is a ServiceLocator declared like </text:p>
      <text:p text:style-name="code"><text:tab/> <text:s text:c="3"/>public final es.pode.auditoria.negocio.servicios.SrvAuditoriaServicio getSrvAuditoriaServicio()</text:p>
      <text:p text:style-name="code"><text:s text:c="4"/>{</text:p>
      <text:p text:style-name="code"><text:s text:c="8"/>return (es.pode.auditoria.negocio.servicios.SrvAuditoriaServicio)</text:p>
      <text:p text:style-name="code"><text:s text:c="12"/>getContext().getBean("srvAuditoriaServicio");</text:p>
      <text:p text:style-name="code"><text:s text:c="4"/>}</text:p>
      <text:p text:style-name="Standard"/>
      <text:p text:style-name="P18"><text:tab/><text:span text:style-name="T9">that it's loading a Spring bean , declared in </text:span><text:span text:style-name="T6">applicationContext_auditoria.xml</text:span></text:p>
      <text:p text:style-name="Standard"/>
      <text:p text:style-name="code"><text:s text:c="4"/>&lt;!-- SrvAuditoriaServicio Service Proxy with inner SrvAuditoriaServicio Service Implementation --&gt;</text:p>
      <text:p text:style-name="code"><text:s text:c="4"/>&lt;bean id="srvAuditoriaServicio" class="org.springframework.aop.framework.ProxyFactoryBean"&gt;</text:p>
      <text:p text:style-name="code"><text:s text:c="8"/>&lt;property name="target"&gt;</text:p>
      <text:p text:style-name="code"><text:s text:c="12"/>&lt;bean class="es.pode.auditoria.negocio.servicios.SrvAuditoriaServicioImpl"&gt;</text:p>
      <text:p text:style-name="code"/>
      <text:p text:style-name="code"><text:s text:c="16"/>&lt;property name="beanMapper"&gt;&lt;ref bean="beanMapper"/&gt;&lt;/property&gt; <text:s text:c="15"/></text:p>
      <text:p text:style-name="code"><text:s text:c="16"/>&lt;property name="busquedaDao"&gt;&lt;ref bean="busquedaDao"/&gt;&lt;/property&gt;</text:p>
      <text:p text:style-name="code"><text:s text:c="16"/>&lt;property name="operacionDao"&gt;&lt;ref bean="operacionDao"/&gt;&lt;/property&gt;</text:p>
      <text:p text:style-name="code"><text:tab/><text:tab/><text:tab/><text:tab/><text:tab/><text:tab/><text:tab/><text:tab/><text:tab/> <text:s text:c="11"/>&lt;/bean&gt;</text:p>
      <text:p text:style-name="code"><text:s text:c="8"/>&lt;/property&gt;</text:p>
      <text:p text:style-name="code"><text:s text:c="8"/>&lt;property name="proxyInterfaces"&gt;</text:p>
      <text:p text:style-name="code"><text:s text:c="12"/>&lt;value&gt;es.pode.auditoria.negocio.servicios.SrvAuditoriaServicio&lt;/value&gt;</text:p>
      <text:p text:style-name="code"><text:s text:c="8"/>&lt;/property&gt;</text:p>
      <text:p text:style-name="code"><text:s text:c="8"/>&lt;property name="interceptorNames"&gt;</text:p>
      <text:p text:style-name="code"><text:s text:c="12"/>&lt;list&gt;</text:p>
      <text:p text:style-name="code"><text:s text:c="16"/>&lt;value&gt;<text:span text:style-name="T3">serviceSecurityInterceptor</text:span>&lt;/value&gt;</text:p>
      <text:p text:style-name="code"><text:s text:c="16"/>&lt;value&gt;serviceTransactionInterceptor&lt;/value&gt;</text:p>
      <text:p text:style-name="code"><text:s text:c="16"/>&lt;value&gt;hibernateInterceptor&lt;/value&gt;</text:p>
      <text:p text:style-name="code"><text:s text:c="12"/>&lt;/list&gt;</text:p>
      <text:p text:style-name="code"><text:s text:c="8"/>&lt;/property&gt;</text:p>
      <text:p text:style-name="code"><text:s text:c="4"/>&lt;/bean&gt;</text:p>
      <text:p text:style-name="code"/>
      <text:p text:style-name="Standard"/>
      <text:p text:style-name="Standard"/>
      <text:p text:style-name="Standard"/>
      <text:p text:style-name="P18"><text:tab/><text:span text:style-name="T6">serviceTransactionInterceptor</text:span><text:span text:style-name="T9"> is in the same file and has declared all operations, so we <text:tab/>have to add </text:span></text:p>
      <text:p text:style-name="P24">es.pode.auditoria.negocio.servicios.SrvAuditoriaServicio.informeOdeUsuarioPLUS=PROPAGATION_REQUIRED</text:p>
      <text:p text:style-name="P3"><text:tab/></text:p>
      <text:p text:style-name="P3">This is the Spring way to manage OAP (Oriented Aspect Programming), to find out more <text:s/><text:span text:style-name="T7">http://www.javalobby.org/java/forums/t44746.html</text:span></text:p>
      <text:p text:style-name="P3"><text:tab/></text:p>
      <text:p text:style-name="P3"><text:span text:style-name="T7">es.pode.auditoria.negocio.servicios.SrvAuditoriaServicio</text:span> is an interface that <text:tab/>has to declare</text:p>
      <text:p text:style-name="P3"/>
      <text:p text:style-name="code"><text:s text:c="4"/>public es.pode.auditoria.negocio.servicios.InformeOdeUsuarioPLUSVO[] informeOdeUsuarioPLUS(es.pode.auditoria.negocio.servicios.ParametrosInformeVO parametroInformeVO);<text:tab/></text:p>
      <text:p text:style-name="code"/>
      <text:p text:style-name="Standard"/>
      <text:p text:style-name="P18"><text:tab/><text:span text:style-name="T9">and the implementation is declared in </text:span><text:span text:style-name="T6">es.pode.auditoria.negocio.servicios.SrvAuditoriaServicioImpl</text:span><text:span text:style-name="T9">. </text:span></text:p>
      <text:p text:style-name="P18"><text:span text:style-name="T9"><text:tab/>This class extends </text:span><text:span text:style-name="T6">SrvAuditoriaServicioBase</text:span><text:span text:style-name="T9"> that implements </text:span><text:span text:style-name="T6">SrvAuditoriaServicio</text:span><text:span text:style-name="T9"> interface</text:span></text:p>
      <text:p text:style-name="P19"><text:soft-page-break/></text:p>
      <text:p text:style-name="P19"><draw:g text:anchor-type="paragraph" draw:z-index="6" draw:style-name="gr1"><draw:custom-shape draw:style-name="gr2" draw:text-style-name="P45" svg:width="6.571cm" svg:height="1.311cm" svg:x="0.36cm" svg:y="1.208cm"><text:p text:style-name="P44"><text:span text:style-name="T14">SrvAuditoriaServicioBase</text:span></text:p><draw:enhanced-geometry svg:viewBox="0 0 21600 21600" draw:type="rectangle" draw:enhanced-path="M 0 0 L 21600 0 21600 21600 0 21600 0 0 Z N"/></draw:custom-shape><draw:custom-shape draw:style-name="gr2" draw:text-style-name="P45" svg:width="6.529cm" svg:height="1.311cm" svg:x="0.402cm" svg:y="4.263cm"><text:p text:style-name="P44"><text:span text:style-name="T14">SrvAuditoriaServicioImpl</text:span></text:p><draw:enhanced-geometry svg:viewBox="0 0 21600 21600" draw:type="rectangle" draw:enhanced-path="M 0 0 L 21600 0 21600 21600 0 21600 0 0 Z N"/></draw:custom-shape><draw:custom-shape draw:style-name="gr2" draw:text-style-name="P45" svg:width="6.136cm" svg:height="1.311cm" svg:x="9.162cm" svg:y="1.208cm"><text:p text:style-name="P44"><text:span text:style-name="T14">SrvAuditoriaServicio</text:span></text:p><draw:enhanced-geometry svg:viewBox="0 0 21600 21600" draw:type="rectangle" draw:enhanced-path="M 0 0 L 21600 0 21600 21600 0 21600 0 0 Z N"/></draw:custom-shape><draw:line draw:style-name="gr3" draw:text-style-name="P46" svg:x1="6.931cm" svg:y1="1.863cm" svg:x2="8.419cm" svg:y2="1.853cm"><text:p/></draw:line><draw:custom-shape draw:style-name="gr4" draw:text-style-name="P46" svg:width="1.676cm" svg:height="0.436cm" svg:x="3.027cm" svg:y="2.519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5" draw:text-style-name="P46" svg:x1="3.835cm" svg:y1="2.954cm" svg:x2="3.835cm" svg:y2="4.263cm"><text:p/></draw:line><draw:frame draw:style-name="gr6" draw:text-style-name="P48" svg:width="3.393cm" svg:height="0.832cm" svg:x="6.745cm" svg:y="0.905cm"><draw:text-box><text:p text:style-name="P47"><text:span text:style-name="T15">Implements</text:span></text:p></draw:text-box></draw:frame><draw:frame draw:style-name="gr7" draw:text-style-name="P49" svg:width="2.557cm" svg:height="0.745cm" svg:x="11.019cm" svg:y="1.3cm"><draw:text-box><text:p text:style-name="P47"><text:span text:style-name="T16">interface</text:span></text:p></draw:text-box></draw:frame><draw:custom-shape draw:style-name="gr4" draw:text-style-name="P46" svg:width="0.528cm" svg:height="0.666cm" draw:transform="rotate (-1.57079632679579) translate (9.12988888888889cm 1.61925cm)"><text:p/><draw:enhanced-geometry svg:viewBox="0 0 21600 21600" draw:glue-points="10800 0 ?f1 10800 0 21600 10800 21600 21600 21600 ?f7 10800" draw:text-areas="?f1 10800 ?f2 18000 ?f3 7200 ?f4 21600" draw:type="isosceles-triangle" draw:modifiers="10461.8254497002"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tab/>We have to implement all business logic in <text:s/><text:span text:style-name="T7">SrvAuditoriaServicioImpl</text:span> or <text:s/><text:tab/><text:span text:style-name="T7">SrvAuditoriaServicioBase</text:span></text:p>
      <text:p text:style-name="Standard"><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tab/>Reports must be declared in auditoria , auditoria.properties , informes</text:p>
      <text:p text:style-name="Standard"/>
      <text:p text:style-name="code">informes=estadoOdes,siteWideActivity,mostActiveUsers,operacionesRealizadas,nivelAgre.... </text:p>
      <text:p text:style-name="Standard"/>
      <text:p text:style-name="P19"><text:tab/>to be listed in the main reports menu</text:p>
      <text:p text:style-name="Standard"/>
      <text:p text:style-name="Standard"/>
      <text:p text:style-name="Standard"/>
      <text:p text:style-name="P18"><text:tab/><text:span text:style-name="T9">There are three reports types, and every single type has a different set of parameters</text:span></text:p>
      <text:list xml:id="list34505087" text:style-name="L7">
        <text:list-item>
          <text:p text:style-name="P32"><text:tab/><text:span text:style-name="T3">fechas</text:span> – include format , dates range</text:p>
        </text:list-item>
        <text:list-item>
          <text:p text:style-name="P32"><text:tab/><text:span text:style-name="T3">rango</text:span> – include format , dates range and a range</text:p>
        </text:list-item>
        <text:list-item>
          <text:p text:style-name="P32"><text:tab/><text:span text:style-name="T3">usuario</text:span> – include format , dates range and username</text:p>
        </text:list-item>
      </text:list>
      <text:p text:style-name="P3"/>
      <text:p text:style-name="P19"><text:tab/>Every report has the definition about what kind of these three in </text:p>
      <text:p text:style-name="P19"><text:tab/>auditoria, SrvAuditoriaServicioImpl.java handleCrearInforme</text:p>
      <text:p text:style-name="P19"><text:tab/>portal, administracion CrearInformeControllerImpl.java obtenerTipoInforme</text:p>
      <text:p text:style-name="P18"/>
      <text:p text:style-name="P18"/>
      <text:p text:style-name="Standard"/>
      <text:p text:style-name="Standard"/>
      <text:p text:style-name="P14"/>
      <text:h text:style-name="Heading_20_2" text:outline-level="2">DB structure</text:h>
      <text:p text:style-name="Standard"/>
      <text:p text:style-name="P3">These are the most important tables in Agrega</text:p>
      <text:p text:style-name="P3"/>
      <text:p text:style-name="Standard"><draw:frame draw:style-name="fr6" draw:name="graphics6" text:anchor-type="paragraph" svg:width="16.999cm" svg:height="14.453cm" draw:z-index="5"><draw:image xlink:href="Pictures/200000070000543D000047A1DBAEACA3.svm" xlink:type="simple" xlink:show="embed" xlink:actuate="onLoad"/></draw:frame></text:p>
      <text:p text:style-name="P18"><text:tab/><text:span text:style-name="T9">The Database is controlled by Hibernate. The basic configuration of every webapplication </text:span></text:p>
      <text:p text:style-name="P18"><text:span text:style-name="T9"><text:tab/>to make a database connection is defined at </text:span><text:span text:style-name="T6">/opt/jboss/server/default/deploy/nodo-ds.xml</text:span></text:p>
      <text:p text:style-name="P19"><text:tab/>Every section is in this way</text:p>
      <text:p text:style-name="P19"/>
      <text:p text:style-name="code"><text:s text:c="2"/>&lt;local-tx-datasource&gt;</text:p>
      <text:p text:style-name="code"><text:s text:c="4"/>&lt;jndi-name&gt;jdbc/planificadorDS&lt;/jndi-name&gt;</text:p>
      <text:p text:style-name="code"><text:s text:c="4"/>&lt;connection-url&gt;jdbc:postgresql://localhost/agrega&lt;/connection-url&gt;</text:p>
      <text:p text:style-name="code"><text:s text:c="4"/>&lt;driver-class&gt;org.postgresql.Driver&lt;/driver-class&gt;</text:p>
      <text:p text:style-name="code"><text:s text:c="4"/>&lt;user-name&gt;agrega&lt;/user-name&gt;</text:p>
      <text:p text:style-name="code"><text:s text:c="4"/>&lt;password&gt;agr3g4&lt;/password&gt;</text:p>
      <text:p text:style-name="code"><text:s text:c="4"/>&lt;exception-sorter-class-name&gt;org.jboss.resource.adapter.jdbc.vendor.MySQLExceptionSorter&lt;/exception-sorter-class-name&gt;</text:p>
      <text:p text:style-name="code"><text:s text:c="4"/>&lt;!-- sql to call when connection is created</text:p>
      <text:p text:style-name="code"><text:s text:c="4"/>&lt;new-connection-sql&gt;some arbitrary sql&lt;/new-connection-sql&gt;</text:p>
      <text:p text:style-name="code"><text:s text:c="6"/>--&gt;</text:p>
      <text:p text:style-name="code"><text:s text:c="4"/>&lt;!-- sql to call on an existing pooled connection when it is obtained from pool</text:p>
      <text:p text:style-name="code"><text:s text:c="4"/>&lt;check-valid-connection-sql&gt;some arbitrary sql&lt;/check-valid-connection-sql&gt;</text:p>
      <text:p text:style-name="code"><text:s text:c="6"/>--&gt;</text:p>
      <text:p text:style-name="code"/>
      <text:p text:style-name="code"><text:s text:c="4"/>&lt;!-- corresponding type-mapping in the standardjbosscmp-jdbc.xml (optional) --&gt;</text:p>
      <text:p text:style-name="code"><text:s text:c="4"/>&lt;metadata&gt;</text:p>
      <text:p text:style-name="code"><text:soft-page-break/><text:s text:c="7"/>&lt;type-mapping&gt;PostgreSQL&lt;/type-mapping&gt;</text:p>
      <text:p text:style-name="code"><text:s text:c="4"/>&lt;/metadata&gt;</text:p>
      <text:p text:style-name="code"><text:s text:c="2"/>&lt;/local-tx-datasource&gt;</text:p>
      <text:p text:style-name="code"/>
      <text:p text:style-name="Standard"/>
      <text:p text:style-name="P18"><text:tab/><text:span text:style-name="T9">Where the webapp, login, password and database name is depicted.</text:span></text:p>
      <text:p text:style-name="P19"/>
      <text:p text:style-name="P19"><text:tab/>They don't have any foreign key and with single primary keys. All fields that store the user , </text:p>
      <text:p text:style-name="P19"><text:tab/>are storing the user id. </text:p>
      <text:p text:style-name="P19"/>
      <text:p text:style-name="P19"><text:tab/><text:span text:style-name="T3">Busqueda</text:span></text:p>
      <text:p text:style-name="P19"><text:tab/><text:tab/>Every single search will be registered here.</text:p>
      <text:p text:style-name="P19"><text:tab/><text:span text:style-name="T3">Noticia</text:span></text:p>
      <text:p text:style-name="P19"><text:tab/><text:tab/>All news are stored here.</text:p>
      <text:p text:style-name="P19"><text:tab/><text:span text:style-name="T3">Valoracion</text:span></text:p>
      <text:p text:style-name="P19"><text:tab/><text:tab/>Ratings are stored here.</text:p>
      <text:p text:style-name="P19"><text:tab/><text:span text:style-name="T3">Estado </text:span></text:p>
      <text:p text:style-name="P19"><text:tab/><text:tab/>Contains the constants that define all the steps in the publish workflow, </text:p>
      <text:list xml:id="list34522076" text:style-name="L8">
        <text:list-item>
          <text:p text:style-name="P35">CREACION</text:p>
        </text:list-item>
        <text:list-item>
          <text:p text:style-name="P35">PROPUESTO</text:p>
        </text:list-item>
        <text:list-item>
          <text:p text:style-name="P35">PUBLICADO</text:p>
        </text:list-item>
        <text:list-item>
          <text:p text:style-name="P35">RECHAZADO</text:p>
        </text:list-item>
        <text:list-item>
          <text:p text:style-name="P35">NO_DISPONIBLE</text:p>
        </text:list-item>
        <text:list-item>
          <text:p text:style-name="P35">ELIMINADO</text:p>
        </text:list-item>
        <text:list-item>
          <text:p text:style-name="P35">CATALOGACION</text:p>
          <text:p text:style-name="P36"/>
        </text:list-item>
      </text:list>
      <text:p text:style-name="P19"><text:tab/><text:span text:style-name="T3">Comentario</text:span></text:p>
      <text:p text:style-name="P19"><text:tab/><text:tab/>Remarks are stored here</text:p>
      <text:p text:style-name="P19"><text:tab/><text:span text:style-name="T3">Localizador</text:span></text:p>
      <text:p text:style-name="P19"><text:tab/><text:tab/>One of the most important tables. It stores the physical location of every single item <text:tab/><text:tab/>in the repository even the url where it is located from a web browser</text:p>
      <text:p text:style-name="P19"><text:tab/><text:span text:style-name="T3">Operacion</text:span></text:p>
      <text:p text:style-name="P19"><text:tab/><text:tab/>The field operacion defines what type of operations are registered in this table.</text:p>
      <text:p text:style-name="P19"/>
      <table:table table:name="Table1" table:style-name="Table1">
        <table:table-column table:style-name="Table1.A"/>
        <table:table-column table:style-name="Table1.B"/>
        <table:table-row>
          <table:table-cell table:style-name="Table1.A1" office:value-type="string">
            <text:p text:style-name="P15">Type operacion</text:p>
          </table:table-cell>
          <table:table-cell table:style-name="Table1.B1" office:value-type="string">
            <text:p text:style-name="P15">Comment</text:p>
          </table:table-cell>
        </table:table-row>
        <table:table-row>
          <table:table-cell table:style-name="Table1.A2" office:value-type="string">
            <text:p text:style-name="P3"><text:s/>descargado_CONTENIDOS</text:p>
          </table:table-cell>
          <table:table-cell table:style-name="Table1.B2" office:value-type="string">
            <text:p text:style-name="P15">Download type content</text:p>
          </table:table-cell>
        </table:table-row>
        <table:table-row>
          <table:table-cell table:style-name="Table1.A2" office:value-type="string">
            <text:p text:style-name="P3"><text:s/>descargado_HTML</text:p>
          </table:table-cell>
          <table:table-cell table:style-name="Table1.B2" office:value-type="string">
            <text:p text:style-name="P15">Download type</text:p>
          </table:table-cell>
        </table:table-row>
        <table:table-row>
          <table:table-cell table:style-name="Table1.A2" office:value-type="string">
            <text:p text:style-name="P3"><text:s/>descargado_SCORM_2004</text:p>
          </table:table-cell>
          <table:table-cell table:style-name="Table1.B2" office:value-type="string">
            <text:p text:style-name="P15">Download type</text:p>
          </table:table-cell>
        </table:table-row>
        <table:table-row>
          <table:table-cell table:style-name="Table1.A2" office:value-type="string">
            <text:p text:style-name="P3"><text:s/>descargado_SCORM_2004_SIN_SUBMANIFIESTO</text:p>
          </table:table-cell>
          <table:table-cell table:style-name="Table1.B2" office:value-type="string">
            <text:p text:style-name="P15">Download type</text:p>
          </table:table-cell>
        </table:table-row>
        <table:table-row>
          <table:table-cell table:style-name="Table1.A2" office:value-type="string">
            <text:p text:style-name="P3"><text:s/>enviarCorreo</text:p>
          </table:table-cell>
          <table:table-cell table:style-name="Table1.B2" office:value-type="string">
            <text:p text:style-name="P15">Sent message</text:p>
          </table:table-cell>
        </table:table-row>
        <table:table-row>
          <table:table-cell table:style-name="Table1.A2" office:value-type="string">
            <text:p text:style-name="P3"><text:s/>ficha</text:p>
          </table:table-cell>
          <table:table-cell table:style-name="Table1.B2" office:value-type="string">
            <text:p text:style-name="P15"/>
          </table:table-cell>
        </table:table-row>
        <table:table-row>
          <table:table-cell table:style-name="Table1.A2" office:value-type="string">
            <text:p text:style-name="P3"><text:s/>previsualizado</text:p>
          </table:table-cell>
          <table:table-cell table:style-name="Table1.B2" office:value-type="string">
            <text:p text:style-name="P15">Preview</text:p>
          </table:table-cell>
        </table:table-row>
      </table:table>
      <text:p text:style-name="P19"/>
      <text:p text:style-name="P19"/>
      <text:p text:style-name="P19"/>
      <text:p text:style-name="P19"><text:tab/><text:span text:style-name="T3">Usuario</text:span></text:p>
      <text:p text:style-name="P26"><text:tab/><text:tab/>It contains the all data about every user. Name, surnames, email, internal id, ….</text:p>
      <text:p text:style-name="P19"/>
      <text:p text:style-name="P19"><text:tab/><text:span text:style-name="T3">OdePublicado</text:span></text:p>
      <text:p text:style-name="P19"><text:tab/>Only published resources will be found here. We could find even the deleted resources but <text:soft-page-break/><text:tab/>still not removed from the system.</text:p>
      <text:p text:style-name="P19"/>
      <text:p text:style-name="Standard"/>
      <text:p text:style-name="Standard"/>
      <text:p text:style-name="Standard"/>
      <text:p text:style-name="Standard"/>
      <text:p text:style-name="Standard"/>
      <text:p text:style-name="Standard"/>
      <text:p text:style-name="Standard">How the search engine works</text:p>
      <text:p text:style-name="Standard"/>
      <text:p text:style-name="Standard">All constants are defined at indexador.properties</text:p>
      <text:p text:style-name="Standard"/>
      <text:p text:style-name="Standard">agrega_admin (agregaadmin) (only the current language index)</text:p>
      <text:p text:style-name="Standard">agrega_todos (agregatodos) (all index , all languages)</text:p>
      <text:p text:style-name="Standard"><text:tab/>are using the internaBusquedaQuery query method that basically is using a lucene MultiFieldQueryParser object to parse and prepare the query (with a SHOULD (~= OR) for all fields) and a lucene KeywordAnalyzer to process the search.</text:p>
      <text:p text:style-name="Standard"/>
      <text:p text:style-name="Standard">InternaBusquedaAvanzada is used for the rest of cases, only for the current language index but it has many options.</text:p>
      <text:p text:style-name="Standard"/>
      <text:p text:style-name="Standard">Preparing query</text:p>
      <text:p text:style-name="Standard">Firstly, it is trying to find a “...” pattern with devolverFrases.</text:p>
      <text:p text:style-name="Standard"><text:tab/>Here it has in consideration the stopWords for the current language, so if you have a stop words between “ “, it will get rid of them . For example , stop word : and , <text:s text:c="2"/>query: “Fernando and Agrega”, it will stablish the query for <text:s text:c="4"/>Fernando Agrega</text:p>
      <text:p text:style-name="Standard"/>
      <text:p text:style-name="Standard">Afterwards it will get results of last process and will try to preprocess more issues with devolverAnds</text:p>
      <text:p text:style-name="Standard"><text:tab/>devolverAnds will return 2 lists</text:p>
      <text:p text:style-name="Standard"><text:tab/><text:tab/>AndList, it will be a list of all terms with a + before, for example +Agrega +Fernando … will create a list with (Agrega, Fernando). If it find several + words will create a list of lists. . . so , +Fernando hello + Agrega … and list (Fernando, Agrega) but </text:p>
      <text:p text:style-name="Standard">it it find +Fernando +Agrega test +Hello .. it will create a list with two items (Fernando,Agrega) and second item (Hello) … so ( <text:s/>(Fernando, Agrega) , (Hello) ) </text:p>
      <text:p text:style-name="Standard"><text:tab/><text:tab/>OrList , rest of terms</text:p>
      <text:p text:style-name="Standard">Now InternaBusquedaAvanzada will prepare the query with this two lists...</text:p>
      <text:p text:style-name="Standard">First AndList</text:p>
      <text:p text:style-name="Standard"><text:tab/>will apply a MUST (~= AND) for all fields defined in indexador.properties CAMPOS_PHRASE_AVANZADA if andList contains list of lists or CAMPOS_WILDCARD_AVANZADA if they are single terms (no lists).</text:p>
      <text:p text:style-name="Standard">Example</text:p>
      <text:p text:style-name="Standard"><text:tab/>Query</text:p>
      <text:p text:style-name="Standard"><text:tab/>Fernando + Agrega hello + Fiona</text:p>
      <text:p text:style-name="Standard"/>
      <text:p text:style-name="Standard"><text:tab/>Ands ( (Fernando , Agrega) , (Hello , Fiona) )</text:p>
      <text:p text:style-name="Standard"><text:tab/>Ors ()</text:p>
      <text:p text:style-name="Standard"/>
      <text:p text:style-name="Standard">Final query</text:p>
      <text:p text:style-name="Standard">+(+title:fernando +title:agrega) +(+title:hello +title:fiona)</text:p>
      <text:p text:style-name="Standard">+(+author:fernando +author:agrega) +(+author:hello +author:fiona)</text:p>
      <text:p text:style-name="Standard">Or list</text:p>
      <text:p text:style-name="Standard"><text:soft-page-break/><text:tab/>or for all fields </text:p>
      <text:p text:style-name="Standard"><text:tab/>We have changed the origininal code and now is getting a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_32__20_Dots_20_1_20_Dash" draw:display-name="2 Dots 1 Dash" draw:style="rect" draw:dots1="2" draw:dots2="1" draw:dots2-length="0.115cm" draw:distance="0.11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de" style:family="paragraph" style:parent-style-name="Standard" style:class="text">
      <style:paragraph-properties fo:text-align="justify" style:justify-single-word="false" fo:background-color="#e6e6e6" fo:padding="0.049cm" fo:border="0.002cm solid #000000" style:shadow="none">
        <style:background-image/>
      </style:paragraph-properties>
      <style:text-properties style:font-name="Courier New" fo:font-size="8pt" style:font-size-asian="8pt" style:font-size-complex="8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lepath" style:family="paragraph" style:parent-style-name="Standard"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ernando Garcia</meta:initial-creator>
    <meta:creation-date>2010-10-11T11:11:18.52</meta:creation-date>
    <dc:date>2010-12-23T14:40:27.24</dc:date>
    <dc:creator>Fernando Garcia</dc:creator>
    <meta:editing-duration>PT31H12M54S</meta:editing-duration>
    <meta:editing-cycles>173</meta:editing-cycles>
    <meta:generator>OpenOffice.org/3.1$Win32 OpenOffice.org_project/310m19$Build-9420</meta:generator>
    <meta:document-statistic meta:table-count="3" meta:image-count="7" meta:object-count="0" meta:page-count="17" meta:paragraph-count="489" meta:word-count="2786" meta:character-count="26315"/>
  </office:meta>
</office:document-meta>
</file>